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B000001E0A1317DB5.png"/>
  <manifest:file-entry manifest:media-type="image/png" manifest:full-path="Pictures/10000201000002D1000002C10F4C95C8.png"/>
  <manifest:file-entry manifest:media-type="image/png" manifest:full-path="Pictures/1000020100000234000000D2CFBF067B.png"/>
  <manifest:file-entry manifest:media-type="image/png" manifest:full-path="Pictures/10000201000002A30000018564EA6998.png"/>
  <manifest:file-entry manifest:media-type="image/png" manifest:full-path="Pictures/1000020100000308000002221F0283F5.png"/>
  <manifest:file-entry manifest:media-type="image/png" manifest:full-path="Pictures/10000201000002B8000002A60657B957.png"/>
  <manifest:file-entry manifest:media-type="image/png" manifest:full-path="Pictures/10000201000002A0000001592D80BCDD.png"/>
  <manifest:file-entry manifest:media-type="image/png" manifest:full-path="Pictures/10000201000002B2000001583802E611.png"/>
  <manifest:file-entry manifest:media-type="image/png" manifest:full-path="Pictures/10000201000002B4000001A7F38E7E60.png"/>
  <manifest:file-entry manifest:media-type="image/png" manifest:full-path="Pictures/100002010000026F0000018D8E72FDD1.png"/>
  <manifest:file-entry manifest:media-type="image/png" manifest:full-path="Pictures/10000201000002BA000001640A7F8184.png"/>
  <manifest:file-entry manifest:media-type="image/png" manifest:full-path="Pictures/1000020100000102000000AA52C9A606.png"/>
  <manifest:file-entry manifest:media-type="image/png" manifest:full-path="Pictures/10000201000002CD000001701B46346B.png"/>
  <manifest:file-entry manifest:media-type="image/png" manifest:full-path="Pictures/1000020100000276000000BB41008A03.png"/>
  <manifest:file-entry manifest:media-type="image/png" manifest:full-path="Pictures/100002010000028C0000018E654B2B4C.png"/>
  <manifest:file-entry manifest:media-type="image/png" manifest:full-path="Pictures/10000201000001180000009D23E1FE0A.png"/>
  <manifest:file-entry manifest:media-type="image/png" manifest:full-path="Pictures/1000020100000281000000C43934BC1E.png"/>
  <manifest:file-entry manifest:media-type="image/png" manifest:full-path="Pictures/1000020100000280000001C76971E1A1.png"/>
  <manifest:file-entry manifest:media-type="image/png" manifest:full-path="Pictures/100002010000011A00000114AB7D9AED.png"/>
  <manifest:file-entry manifest:media-type="image/png" manifest:full-path="Pictures/10000201000000DE000000A21EB2652E.png"/>
  <manifest:file-entry manifest:media-type="image/png" manifest:full-path="Pictures/10000201000002CC00000133CBA1EC5A.png"/>
  <manifest:file-entry manifest:media-type="image/png" manifest:full-path="Pictures/10000201000002B4000000E79DB65529.png"/>
  <manifest:file-entry manifest:media-type="image/png" manifest:full-path="Pictures/100000000000029E000002272E29D3F7.png"/>
  <manifest:file-entry manifest:media-type="image/png" manifest:full-path="Pictures/10000201000002B1000001299DDD1C31.png"/>
  <manifest:file-entry manifest:media-type="image/png" manifest:full-path="Pictures/10000201000000ED0000007E393F65C3.png"/>
  <manifest:file-entry manifest:media-type="image/png" manifest:full-path="Pictures/100002010000011A0000007AF0041775.png"/>
  <manifest:file-entry manifest:media-type="image/png" manifest:full-path="Pictures/10000201000001040000008AB27E2739.png"/>
  <manifest:file-entry manifest:media-type="image/png" manifest:full-path="Pictures/10000201000001270000009CB926D8E6.png"/>
  <manifest:file-entry manifest:media-type="image/png" manifest:full-path="Pictures/10000201000002A20000015BEDFB5720.png"/>
  <manifest:file-entry manifest:media-type="image/png" manifest:full-path="Pictures/10000201000002640000017542FAAF5D.png"/>
  <manifest:file-entry manifest:media-type="image/png" manifest:full-path="Pictures/10000201000000D8000000AB489C55D0.png"/>
  <manifest:file-entry manifest:media-type="image/png" manifest:full-path="Pictures/10000201000000B100000065C91F5B10.png"/>
  <manifest:file-entry manifest:media-type="image/png" manifest:full-path="Pictures/1000000000000385000002C3F7289BDC.png"/>
  <manifest:file-entry manifest:media-type="image/png" manifest:full-path="Pictures/10000201000002850000017B23D8DEF1.png"/>
  <manifest:file-entry manifest:media-type="image/png" manifest:full-path="Pictures/10000000000003740000020C79EE0277.png"/>
  <manifest:file-entry manifest:media-type="image/png" manifest:full-path="Pictures/10000201000000F900000084C3D82EE7.png"/>
  <manifest:file-entry manifest:media-type="image/png" manifest:full-path="Pictures/1000000000000384000000E42BF00C9B.png"/>
  <manifest:file-entry manifest:media-type="image/png" manifest:full-path="Pictures/100002010000033C000002270E944608.png"/>
  <manifest:file-entry manifest:media-type="image/png" manifest:full-path="Pictures/10000201000002D300000169E06DA584.png"/>
  <manifest:file-entry manifest:media-type="image/png" manifest:full-path="Pictures/1000020100000213000000F911A85032.png"/>
  <manifest:file-entry manifest:media-type="image/png" manifest:full-path="Pictures/10000201000000BA000000C8D431F77C.png"/>
  <manifest:file-entry manifest:media-type="image/png" manifest:full-path="Pictures/1000020100000277000000E834C451CB.png"/>
  <manifest:file-entry manifest:media-type="image/png" manifest:full-path="Pictures/10000201000002B10000011FC68D4BFE.png"/>
  <manifest:file-entry manifest:media-type="image/png" manifest:full-path="Pictures/10000201000002CE000001086FCA17BE.png"/>
  <manifest:file-entry manifest:media-type="image/png" manifest:full-path="Pictures/1000020100000286000001DCFDC48777.png"/>
  <manifest:file-entry manifest:media-type="image/png" manifest:full-path="Pictures/100002010000026B000001D9F2F9AA5C.png"/>
  <manifest:file-entry manifest:media-type="image/png" manifest:full-path="Pictures/10000201000002AA0000028CF54E4980.png"/>
  <manifest:file-entry manifest:media-type="image/png" manifest:full-path="Pictures/1000020100000126000000C0B065928E.png"/>
  <manifest:file-entry manifest:media-type="image/png" manifest:full-path="Pictures/10000201000002B300000128A81999DE.png"/>
  <manifest:file-entry manifest:media-type="image/png" manifest:full-path="Pictures/1000020100000257000000F92449AA35.png"/>
  <manifest:file-entry manifest:media-type="image/png" manifest:full-path="Pictures/10000201000000F2000000B220DB9C3C.png"/>
  <manifest:file-entry manifest:media-type="image/png" manifest:full-path="Pictures/10000201000000FF000000B296D115D0.png"/>
  <manifest:file-entry manifest:media-type="image/png" manifest:full-path="Pictures/10000201000000F4000000BD4A11D5EB.png"/>
  <manifest:file-entry manifest:media-type="image/png" manifest:full-path="Pictures/1000020100000330000001313865BA93.png"/>
  <manifest:file-entry manifest:media-type="image/png" manifest:full-path="Pictures/1000020100000117000000BDF3FE3695.png"/>
  <manifest:file-entry manifest:media-type="image/png" manifest:full-path="Pictures/10000000000000BC00000048490F4977.png"/>
  <manifest:file-entry manifest:media-type="image/png" manifest:full-path="Pictures/1000020100000268000000D54AB2E870.png"/>
  <manifest:file-entry manifest:media-type="image/png" manifest:full-path="Pictures/1000020100000242000000C9D3CE381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 Grande" svg:font-family="'Lucida Grande'"/>
    <style:font-face style:name="Lucidasans1" svg:font-family="Lucidasans"/>
    <style:font-face style:name="OpenSymbol" svg:font-family="OpenSymbol"/>
    <style:font-face style:name="StarSymbol1" svg:font-family="StarSymbol"/>
    <style:font-face style:name="Courier New" svg:font-family="'Courier New'" style:font-pitch="fixed"/>
    <style:font-face style:name="Courier" svg:font-family="Courier" style:font-family-generic="modern"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none"/>
    </style:style>
    <style:style style:name="Table2.B2" style:family="table-cell">
      <style:table-cell-properties fo:padding="0.0382in" fo:border-left="0.0007in solid #000000" fo:border-right="0.0007in solid #000000" fo:border-top="none" fo:border-bottom="none"/>
    </style:style>
    <style:style style:name="Table2.A5" style:family="table-cell">
      <style:table-cell-properties fo:padding="0.0382in" fo:border-left="0.0007in solid #000000" fo:border-right="none" fo:border-top="none" fo:border-bottom="0.0007in solid #000000"/>
    </style:style>
    <style:style style:name="Table2.B5" style:family="table-cell">
      <style:table-cell-properties fo:padding="0.0382in" fo:border-left="0.0007in solid #000000" fo:border-right="0.0007in solid #000000" fo:border-top="none" fo:border-bottom="0.0007in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6"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9" style:family="paragraph" style:parent-style-name="Text_20_body">
      <style:paragraph-properties fo:margin-top="0in" fo:margin-bottom="0in" fo:text-align="start" style:justify-single-word="false" fo:background-color="transparent">
        <style:background-image/>
      </style:paragraph-properties>
      <style:text-properties fo:font-size="13pt" style:font-size-asian="13pt" style:font-size-complex="13pt"/>
    </style:style>
    <style:style style:name="P10" style:family="paragraph" style:parent-style-name="Text_20_body">
      <style:paragraph-properties fo:margin-top="0in" fo:margin-bottom="0in"/>
    </style:style>
    <style:style style:name="P11" style:family="paragraph" style:parent-style-name="Heading_20_4">
      <style:paragraph-properties fo:break-before="page"/>
    </style:style>
    <style:style style:name="P12" style:family="paragraph" style:parent-style-name="Preformatted_20_Text">
      <style:paragraph-properties fo:break-before="page"/>
      <style:text-properties style:font-name="Courier New" fo:font-size="8pt" style:font-size-asian="8pt" style:font-size-complex="8pt"/>
    </style:style>
    <style:style style:name="P13" style:family="paragraph" style:parent-style-name="Text_20_body">
      <style:paragraph-properties fo:break-before="page"/>
    </style:style>
    <style:style style:name="P14" style:family="paragraph" style:parent-style-name="Text_20_body">
      <style:paragraph-properties fo:break-before="page"/>
      <style:text-properties fo:font-style="italic" fo:font-weight="bold" style:font-style-asian="italic" style:font-weight-asian="bold" style:font-style-complex="italic" style:font-weight-complex="bold"/>
    </style:style>
    <style:style style:name="P15" style:family="paragraph" style:parent-style-name="Text_20_body">
      <style:paragraph-properties fo:break-before="page"/>
      <style:text-properties fo:font-weight="bold" style:font-weight-asian="bold" style:font-weight-complex="bold"/>
    </style:style>
    <style:style style:name="P16" style:family="paragraph" style:parent-style-name="Contents_20_Heading">
      <style:paragraph-properties fo:break-before="page"/>
    </style:style>
    <style:style style:name="P17" style:family="paragraph" style:parent-style-name="Table_20_Heading">
      <style:paragraph-properties fo:text-align="start" style:justify-single-word="false"/>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margin-top="0in" fo:margin-bottom="0.1965in" fo:text-align="start" style:justify-single-word="false"/>
    </style:style>
    <style:style style:name="P20" style:family="paragraph" style:parent-style-name="Preformatted_20_Text">
      <style:text-properties style:font-name="Courier New1" fo:font-size="11pt"/>
    </style:style>
    <style:style style:name="P21" style:family="paragraph" style:parent-style-name="Preformatted_20_Text">
      <style:text-properties style:font-name="Courier New1" fo:font-size="12pt" style:font-size-asian="12pt" style:font-size-complex="12pt"/>
    </style:style>
    <style:style style:name="P22" style:family="paragraph" style:parent-style-name="Preformatted_20_Text">
      <style:text-properties style:font-name="Courier New2" fo:font-size="12pt" style:font-size-asian="12pt" style:font-size-complex="12pt"/>
    </style:style>
    <style:style style:name="P23" style:family="paragraph" style:parent-style-name="Preformatted_20_Text">
      <style:text-properties style:font-name="Courier New2" fo:font-size="12pt" fo:background-color="transparent" style:font-size-asian="12pt" style:font-size-complex="12pt"/>
    </style:style>
    <style:style style:name="P24" style:family="paragraph" style:parent-style-name="Preformatted_20_Text">
      <style:text-properties style:font-name="Courier New2" fo:font-size="14pt" fo:background-color="transparent" style:font-size-asian="14pt" style:font-size-complex="14pt"/>
    </style:style>
    <style:style style:name="P25" style:family="paragraph" style:parent-style-name="Preformatted_20_Text">
      <style:text-properties style:font-name="Courier New2" fo:font-size="11pt" style:font-size-asian="11pt" style:font-size-complex="11pt"/>
    </style:style>
    <style:style style:name="P26" style:family="paragraph" style:parent-style-name="Preformatted_20_Text">
      <style:text-properties style:font-name="Courier New" fo:font-size="8pt" style:font-size-asian="8pt" style:font-size-complex="8pt"/>
    </style:style>
    <style:style style:name="P27" style:family="paragraph" style:parent-style-name="Preformatted_20_Text">
      <style:text-properties fo:font-size="14pt" style:font-size-asian="14pt" style:font-size-complex="14pt"/>
    </style:style>
    <style:style style:name="P28" style:family="paragraph" style:parent-style-name="Preformatted_20_Text">
      <style:text-properties fo:font-size="14pt" fo:font-style="italic" fo:font-weight="bold" style:font-size-asian="14pt" style:font-style-asian="italic" style:font-weight-asian="bold" style:font-size-complex="14pt" style:font-style-complex="italic" style:font-weight-complex="bold"/>
    </style:style>
    <style:style style:name="P29" style:family="paragraph" style:parent-style-name="Preformatted_20_Text">
      <style:text-properties fo:font-size="10pt" style:font-size-asian="10pt" style:font-size-complex="10pt"/>
    </style:style>
    <style:style style:name="P30" style:family="paragraph" style:parent-style-name="Text_20_body">
      <style:text-properties fo:background-color="#ffff00"/>
    </style:style>
    <style:style style:name="P31" style:family="paragraph" style:parent-style-name="Text_20_body">
      <style:text-properties style:font-name="Times New Roman1" fo:font-size="14pt" fo:font-style="normal" style:font-name-asian="Courier New1" style:font-size-asian="14pt" style:font-style-asian="normal" style:font-name-complex="Courier New1" style:font-size-complex="14pt" style:font-style-complex="normal"/>
    </style:style>
    <style:style style:name="P32" style:family="paragraph" style:parent-style-name="Text_20_body">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P33" style:family="paragraph" style:parent-style-name="Text_20_body">
      <style:text-properties style:font-name="Courier New2"/>
    </style:style>
    <style:style style:name="P34" style:family="paragraph" style:parent-style-name="Text_20_body">
      <style:text-properties style:font-name="Courier New2" fo:font-size="14pt" style:font-size-asian="14pt" style:font-size-complex="14pt"/>
    </style:style>
    <style:style style:name="P35" style:family="paragraph" style:parent-style-name="Text_20_body">
      <style:text-properties style:font-name="Courier New2" fo:font-size="11pt" style:font-size-asian="11pt" style:font-size-complex="11pt"/>
    </style:style>
    <style:style style:name="P36" style:family="paragraph" style:parent-style-name="Text_20_body">
      <style:text-properties fo:font-weight="bold" style:font-weight-asian="bold" style:font-weight-complex="bold"/>
    </style:style>
    <style:style style:name="P37" style:family="paragraph" style:parent-style-name="Text_20_body">
      <style:text-properties fo:font-weight="normal" style:font-weight-asian="normal" style:font-weight-complex="normal"/>
    </style:style>
    <style:style style:name="P38" style:family="paragraph" style:parent-style-name="Text_20_body">
      <style:text-properties fo:font-size="14pt" style:font-size-asian="14pt" style:font-size-complex="14pt"/>
    </style:style>
    <style:style style:name="P39" style:family="paragraph" style:parent-style-name="Text_20_body">
      <style:paragraph-properties fo:text-align="start" style:justify-single-word="false"/>
      <style:text-properties fo:font-size="14pt" style:font-size-asian="14pt" style:font-size-complex="14pt"/>
    </style:style>
    <style:style style:name="P40" style:family="paragraph" style:parent-style-name="Text_20_body">
      <style:text-properties fo:font-size="14pt" fo:background-color="transparent" style:font-size-asian="14pt" style:font-size-complex="14pt"/>
    </style:style>
    <style:style style:name="P41" style:family="paragraph" style:parent-style-name="Text_20_body">
      <style:text-properties fo:font-size="14pt" fo:background-color="#ffffff" style:font-size-asian="14pt" style:font-size-complex="14pt"/>
    </style:style>
    <style:style style:name="P42" style:family="paragraph" style:parent-style-name="Text_20_body">
      <style:text-properties fo:font-size="11pt" style:font-size-asian="11pt" style:font-size-complex="11pt"/>
    </style:style>
    <style:style style:name="P43" style:family="paragraph" style:parent-style-name="Text_20_body">
      <style:text-properties fo:color="#000000" style:font-name="Courier" fo:font-size="9pt" style:font-name-asian="Lucida Grande" style:font-size-asian="9pt" style:font-name-complex="Lucida Grande" style:font-size-complex="9pt"/>
    </style:style>
    <style:style style:name="P44" style:family="paragraph" style:parent-style-name="Text_20_body">
      <style:text-properties fo:font-size="12pt" style:font-size-asian="12pt" style:font-size-complex="12pt"/>
    </style:style>
    <style:style style:name="P45" style:family="paragraph" style:parent-style-name="Standard">
      <style:paragraph-properties fo:margin-left="0in" fo:margin-right="0in" fo:text-align="start" style:justify-single-word="false" fo:text-indent="0in" style:auto-text-indent="false" style:text-autospace="none"/>
      <style:text-properties fo:color="#000000" style:font-name="Courier" fo:font-size="9pt" style:font-name-asian="Lucida Grande" style:font-size-asian="9pt" style:font-name-complex="Lucida Grande" style:font-size-complex="9pt"/>
    </style:style>
    <style:style style:name="P46" style:family="paragraph" style:parent-style-name="Contents_20_2">
      <style:paragraph-properties>
        <style:tab-stops>
          <style:tab-stop style:position="7.2535in" style:type="right" style:leader-style="dotted" style:leader-text="."/>
        </style:tab-stops>
      </style:paragraph-properties>
    </style:style>
    <style:style style:name="P47" style:family="paragraph" style:parent-style-name="Contents_20_1">
      <style:paragraph-properties>
        <style:tab-stops>
          <style:tab-stop style:position="7.45in" style:type="right" style:leader-style="dotted" style:leader-text="."/>
        </style:tab-stops>
      </style:paragraph-properties>
    </style:style>
    <style:style style:name="P48"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49" style:family="paragraph" style:parent-style-name="Text_20_body" style:list-style-name="L1">
      <style:text-properties fo:font-size="14pt" style:font-size-asian="14pt" style:font-size-complex="14pt"/>
    </style:style>
    <style:style style:name="P50" style:family="paragraph" style:parent-style-name="Text_20_body" style:list-style-name="L2">
      <style:text-properties fo:font-size="14pt" style:font-size-asian="14pt" style:font-size-complex="14pt"/>
    </style:style>
    <style:style style:name="P51" style:family="paragraph" style:parent-style-name="Text_20_body" style:list-style-name="L3">
      <style:text-properties fo:font-size="14pt" style:font-size-asian="14pt" style:font-size-complex="14pt"/>
    </style:style>
    <style:style style:name="P52" style:family="paragraph" style:parent-style-name="Text_20_body" style:list-style-name="L4">
      <style:text-properties fo:font-size="14pt" style:font-size-asian="14pt" style:font-size-complex="14pt"/>
    </style:style>
    <style:style style:name="P53" style:family="paragraph" style:parent-style-name="Text_20_body" style:list-style-name="L8">
      <style:text-properties fo:font-size="14pt" style:font-size-asian="14pt" style:font-size-complex="14pt"/>
    </style:style>
    <style:style style:name="P54" style:family="paragraph" style:parent-style-name="Text_20_body" style:list-style-name="L4"/>
    <style:style style:name="P55" style:family="paragraph" style:parent-style-name="Text_20_body" style:list-style-name="L5"/>
    <style:style style:name="P56" style:family="paragraph" style:parent-style-name="Text_20_body" style:list-style-name="L6"/>
    <style:style style:name="P57" style:family="paragraph" style:parent-style-name="Text_20_body" style:list-style-name="L6">
      <style:text-properties fo:background-color="#ffff00"/>
    </style:style>
    <style:style style:name="P58" style:family="paragraph" style:parent-style-name="Text_20_body" style:list-style-name="L7">
      <style:text-properties fo:font-size="12pt" style:font-size-asian="12pt" style:font-size-complex="12pt"/>
    </style:style>
    <style:style style:name="P59" style:family="paragraph" style:parent-style-name="Text_20_body" style:list-style-name="L2">
      <style:paragraph-properties fo:margin-left="1in" fo:margin-right="0in" fo:text-indent="0in" style:auto-text-indent="false"/>
      <style:text-properties style:font-name="Courier New2" fo:font-size="14pt" style:font-size-asian="14pt" style:font-size-complex="14pt"/>
    </style:style>
    <style:style style:name="P60" style:family="paragraph" style:parent-style-name="Text_20_body" style:list-style-name="L2">
      <style:paragraph-properties fo:margin-left="0.5in" fo:margin-right="0in" fo:text-indent="0in" style:auto-text-indent="false"/>
      <style:text-properties style:font-name="Times New Roman1" fo:font-size="14pt" style:font-size-asian="14pt" style:font-size-complex="14pt"/>
    </style:style>
    <style:style style:name="P61" style:family="paragraph" style:parent-style-name="Heading_20_1">
      <style:paragraph-properties fo:break-before="page"/>
    </style:style>
    <style:style style:name="P62" style:family="paragraph" style:parent-style-name="Heading_20_2">
      <style:text-properties style:font-name="Helvetica3" fo:font-size="18pt" fo:font-style="italic" fo:font-weight="bold" style:font-name-asian="Courier New1" style:font-size-asian="18pt" style:font-style-asian="italic" style:font-weight-asian="bold" style:font-name-complex="Courier New1" style:font-size-complex="18pt" style:font-style-complex="italic" style:font-weight-complex="bold"/>
    </style:style>
    <style:style style:name="P63" style:family="paragraph" style:parent-style-name="Heading_20_2" style:list-style-name="">
      <style:paragraph-properties fo:orphans="2" fo:widows="2"/>
    </style:style>
    <style:style style:name="P64" style:family="paragraph" style:parent-style-name="Heading_20_2">
      <style:paragraph-properties fo:break-before="page"/>
    </style:style>
    <style:style style:name="P65" style:family="paragraph" style:parent-style-name="Table_20_Contents">
      <style:paragraph-properties fo:text-align="start" style:justify-single-word="false"/>
    </style:style>
    <style:style style:name="P66" style:family="paragraph" style:parent-style-name="Table_20_Contents">
      <style:paragraph-properties fo:margin-top="0in" fo:margin-bottom="0.1965in" fo:text-align="start" style:justify-single-word="false"/>
    </style:style>
    <style:style style:name="P67" style:family="paragraph" style:parent-style-name="Preformatted_20_Text">
      <style:text-properties style:font-name="Courier New" fo:font-size="8pt" style:font-size-asian="8pt" style:font-size-complex="8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Courier New1" style:font-weight-asian="bold" style:font-name-complex="Courier New1" style:font-weight-complex="bold"/>
    </style:style>
    <style:style style:name="T4" style:family="text">
      <style:text-properties style:font-name="Courier New2"/>
    </style:style>
    <style:style style:name="T5" style:family="text">
      <style:text-properties style:font-name="Courier New2" fo:font-size="12pt" fo:font-style="normal" style:font-name-asian="Courier New1" style:font-size-asian="12pt" style:font-style-asian="normal" style:font-name-complex="Courier New1" style:font-size-complex="12pt" style:font-style-complex="normal"/>
    </style:style>
    <style:style style:name="T6" style:family="text">
      <style:text-properties style:font-name="Courier New2" fo:font-size="12pt" style:font-size-asian="12pt" style:font-size-complex="12pt"/>
    </style:style>
    <style:style style:name="T7" style:family="text">
      <style:text-properties style:font-name="Courier New2" fo:font-weight="bold" style:font-weight-asian="bold" style:font-weight-complex="bold"/>
    </style:style>
    <style:style style:name="T8" style:family="text">
      <style:text-properties style:font-name="Courier New2" fo:font-size="10pt" style:font-size-asian="10pt" style:font-size-complex="10pt"/>
    </style:style>
    <style:style style:name="T9" style:family="text">
      <style:text-properties style:font-name="Courier New2" fo:font-size="10pt" fo:font-weight="bold" style:font-size-asian="10pt" style:font-weight-asian="bold" style:font-size-complex="10pt" style:font-weight-complex="bold"/>
    </style:style>
    <style:style style:name="T10" style:family="text">
      <style:text-properties style:font-name="Courier New2" fo:font-size="11pt" style:font-size-asian="11pt" style:font-size-complex="11pt"/>
    </style:style>
    <style:style style:name="T11" style:family="text">
      <style:text-properties style:font-name="Courier New2"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Courier New2"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fo:font-style="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style:font-name="Courier New1" fo:font-size="12pt" fo:font-style="normal" style:font-name-asian="Courier New1" style:font-size-asian="12pt" style:font-style-asian="normal" style:font-name-complex="Courier New1" style:font-size-complex="12pt" style:font-style-complex="normal"/>
    </style:style>
    <style:style style:name="T17" style:family="text">
      <style:text-properties style:font-name="Courier New1" fo:font-style="italic" fo:font-weight="bold" style:font-style-asian="italic" style:font-weight-asian="bold" style:font-style-complex="italic" style:font-weight-complex="bold"/>
    </style:style>
    <style:style style:name="T18" style:family="text">
      <style:text-properties style:font-name="Times New Roman1"/>
    </style:style>
    <style:style style:name="T19" style:family="text">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T20" style:family="text">
      <style:text-properties style:font-name="Times New Roman1"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21" style:family="text">
      <style:text-properties style:font-name="Times New Roman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2" style:family="text">
      <style:text-properties style:font-name="Times New Roman1" fo:font-size="12pt" fo:font-style="italic" style:font-name-asian="Courier New1" style:font-size-asian="12pt" style:font-style-asian="normal" style:font-name-complex="Courier New1" style:font-size-complex="12pt" style:font-style-complex="normal"/>
    </style:style>
    <style:style style:name="T23" style:family="text">
      <style:text-properties style:font-name="Times New Roman1" fo:font-size="13pt" style:font-size-asian="13pt" style:font-size-complex="13pt"/>
    </style:style>
    <style:style style:name="T24" style:family="text">
      <style:text-properties style:font-name="Courier New3" fo:font-size="12pt" fo:font-style="normal" style:font-name-asian="Courier New1" style:font-size-asian="12pt" style:font-style-asian="normal" style:font-name-complex="Courier New1" style:font-size-complex="12pt" style:font-style-complex="normal"/>
    </style:style>
    <style:style style:name="T25" style:family="text">
      <style:text-properties style:use-window-font-color="true" style:font-name="Courier New2" fo:font-size="14pt" fo:background-color="#ffffff" style:font-size-asian="14pt" style:font-size-complex="14pt"/>
    </style:style>
    <style:style style:name="T26" style:family="text">
      <style:text-properties style:use-window-font-color="true" fo:font-size="14pt" fo:background-color="#ffffff" style:font-size-asian="14pt" style:font-size-complex="14pt"/>
    </style:style>
    <style:style style:name="T27" style:family="text">
      <style:text-properties style:font-name="Courier New"/>
    </style:style>
    <style:style style:name="T28" style:family="text">
      <style:text-properties fo:font-size="12pt" fo:font-style="normal" style:font-size-asian="12pt" style:font-style-asian="normal" style:font-size-complex="12pt" style:font-style-complex="normal"/>
    </style:style>
    <style:style style:name="T29" style:family="text">
      <style:text-properties fo:font-size="12pt" style:font-size-asian="12pt" style:font-size-complex="12pt"/>
    </style:style>
    <style:style style:name="T30" style:family="text">
      <style:text-properties fo:font-style="normal" style:font-style-asian="normal" style:font-style-complex="normal"/>
    </style:style>
    <style:style style:name="T31" style:family="text">
      <style:text-properties fo:font-weight="normal" style:font-weight-asian="normal" style:font-weight-complex="normal"/>
    </style:style>
    <style:style style:name="T32" style:family="text">
      <style:text-properties fo:font-size="13pt" style:font-size-asian="13pt" style:font-size-complex="13pt"/>
    </style:style>
    <style:style style:name="T33" style:family="text">
      <style:text-properties fo:font-size="14pt" style:font-size-asian="14pt" style:font-size-complex="14pt"/>
    </style:style>
    <style:style style:name="T34" style:family="text">
      <style:text-properties fo:font-size="11pt" style:font-size-asian="11pt" style:font-size-complex="11pt"/>
    </style:style>
    <style:style style:name="T35" style:family="text">
      <style:text-properties fo:font-size="11pt" fo:font-weight="bold" style:font-size-asian="11pt" style:font-weight-asian="bold" style:font-size-complex="11pt" style:font-weight-complex="bold"/>
    </style:style>
    <style:style style:name="T36" style:family="text">
      <style:text-properties fo:font-variant="normal" fo:text-transform="none" fo:color="#000000" style:font-name="Times New Roman1" fo:letter-spacing="normal" fo:font-style="normal" fo:font-weight="bold" style:font-weight-asian="bold" style:font-weight-complex="bold"/>
    </style:style>
    <style:style style:name="T37" style:family="text">
      <style:text-properties style:font-name="Courier"/>
    </style:style>
    <style:style style:name="T38" style:family="text">
      <style:text-properties fo:color="#ff0000"/>
    </style:style>
    <style:style style:name="T39" style:family="text">
      <style:text-properties style:font-name="Courier New2"/>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48"><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0.1</text:p>
      <text:p text:style-name="P3">June 2012</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Table of Contents</text:p>
          </text:index-title>
          <text:p text:style-name="P47">1 <text:s text:c="2"/>Overview<text:tab/>4</text:p>
          <text:p text:style-name="P46">1.1 <text:s text:c="2"/>Copyright and trademark information<text:tab/>4</text:p>
          <text:p text:style-name="P46">1.2 <text:s text:c="2"/>Feedback<text:tab/>4</text:p>
          <text:p text:style-name="P46">1.3 <text:s text:c="2"/>Acknowledgments<text:tab/>4</text:p>
          <text:p text:style-name="P46">1.4 <text:s text:c="2"/>Modifications and Updates<text:tab/>4</text:p>
          <text:p text:style-name="P47">2 <text:s text:c="2"/>Securing Roller<text:tab/>5</text:p>
          <text:p text:style-name="P47">3 <text:s text:c="2"/>Ready to roll?<text:tab/>6</text:p>
          <text:p text:style-name="P47">4 <text:s text:c="2"/>Download and un-package Roller<text:tab/>7</text:p>
          <text:p text:style-name="P46">4.1 <text:s text:c="2"/>Installation directory layout<text:tab/>7</text:p>
          <text:p text:style-name="P47">5 <text:s text:c="2"/>Prepare your database for Roller<text:tab/>8</text:p>
          <text:p text:style-name="P46">5.1 <text:s text:c="2"/>Create a database for Roller <text:tab/>8</text:p>
          <text:p text:style-name="P46">5.2 <text:s text:c="2"/>MySQL and Oracle considerations<text:tab/>8</text:p>
          <text:p text:style-name="P47">6 <text:s text:c="2"/>Create Roller configuration file <text:tab/>9</text:p>
          <text:p text:style-name="P47">7 <text:s text:c="2"/>Deploy Roller to Tomcat<text:tab/>10</text:p>
          <text:p text:style-name="P46">7.1 <text:s text:c="2"/>Tomcat: Add to Roller Configuration<text:tab/>10</text:p>
          <text:p text:style-name="P46">7.2 <text:s text:c="2"/>Tomcat: Add JDBC Driver and JavaMail API Files<text:tab/>10</text:p>
          <text:p text:style-name="P46">7.3 <text:s text:c="2"/>Tomcat: Set URI Encoding <text:tab/>11</text:p>
          <text:p text:style-name="P46">7.4 <text:s text:c="2"/>Tomcat: Deploy Roller <text:tab/>11</text:p>
          <text:p text:style-name="P47">8 <text:s text:c="2"/>Deploying Roller to Glassfish<text:tab/>12</text:p>
          <text:p text:style-name="P46">8.1 <text:s text:c="2"/>Glassfish: Add Roller Configuration<text:tab/>12</text:p>
          <text:p text:style-name="P46">8.2 <text:s text:c="2"/>Glassfish: Add JDBC Driver File(s)<text:tab/>12</text:p>
          <text:p text:style-name="P46">8.3 <text:s text:c="2"/>Glassfish: Create Datasource<text:tab/>12</text:p>
          <text:p text:style-name="P46">8.4 <text:s text:c="2"/>Glassfish: Create Mail Connection<text:tab/>19</text:p>
          <text:p text:style-name="P46">8.5 <text:s text:c="2"/>Glassfish: Deploy Roller<text:tab/>20</text:p>
          <text:p text:style-name="P47">9 <text:s text:c="2"/>Deploying Roller to JBoss<text:tab/>23</text:p>
          <text:p text:style-name="P46">9.1 <text:s text:c="2"/>JBoss: Create Roller configuration<text:tab/>23</text:p>
          <text:p text:style-name="P46">9.2 <text:s text:c="2"/>JBoss: Add JDBC driver file(s)<text:tab/>23</text:p>
          <text:p text:style-name="P46">9.3 <text:s text:c="2"/>JBoss: Create Datasource<text:tab/>23</text:p>
          <text:p text:style-name="P46">9.4 <text:s text:c="2"/>JBoss: Deploy Roller<text:tab/>30</text:p>
          <text:p text:style-name="P47">10 <text:s text:c="2"/>Deploying Roller to WebSphere<text:tab/>32</text:p>
          <text:p text:style-name="P46">10.1 <text:s text:c="2"/>WebSphere: Add Roller Configuration<text:tab/>32</text:p>
          <text:p text:style-name="P46">10.2 <text:s text:c="2"/>Special configuration for Apache Commons logging<text:tab/>37</text:p>
          <text:p text:style-name="P46">10.3 <text:s text:c="2"/>WebSphere: Set Filter Compatibility<text:tab/>38</text:p>
          <text:p text:style-name="P46">10.4 <text:s text:c="2"/>WebSphere: Add JDBC Provider User <text:tab/>39</text:p>
          <text:p text:style-name="P46">10.5 <text:s text:c="2"/>WebSphere: Add JDBC Provider<text:tab/>40</text:p>
          <text:p text:style-name="P46">10.6 <text:s text:c="2"/>WebSphere: Add JDBC Datasource<text:tab/>42</text:p>
          <text:p text:style-name="P46">10.7 <text:s text:c="2"/>WebSphere: Create Mail Connection<text:tab/>44</text:p>
          <text:p text:style-name="P46">10.8 <text:s text:c="2"/>WebSphere: Deploy Roller<text:tab/>46</text:p>
          <text:p text:style-name="P47">11 <text:s text:c="2"/>Getting started with Roller<text:tab/>48</text:p>
          <text:p text:style-name="P46">11.1 <text:s text:c="2"/>Navigate to Roller and finish the install <text:tab/>48</text:p>
          <text:p text:style-name="P46">11.2 <text:s text:c="2"/>Register a user and create a weblog<text:tab/>49</text:p>
          <text:p text:style-name="P47">12 <text:s text:c="2"/>Configuration tips and tricks<text:tab/>51</text:p>
          <text:p text:style-name="P46">12.1 <text:s text:c="2"/>Setting up Roller's Planet feed aggregator<text:tab/>51</text:p>
          <text:p text:style-name="P46">12.2 <text:s text:c="2"/>Using Server-provided database and mail resources<text:tab/>53</text:p>
          <text:p text:style-name="P46">12.3 <text:s text:c="2"/>Manual table creation and upgrade<text:tab/>54</text:p>
          <text:p text:style-name="P47">13 <text:s text:c="2"/>Upgrading Roller<text:tab/>55</text:p>
          <text:p text:style-name="P46">13.1 <text:s text:c="2"/>Backup your old Roller <text:tab/>55</text:p>
          <text:p text:style-name="P46">13.2 <text:s text:c="2"/>Install and startup the new Roller <text:tab/>56</text:p>
          <text:p text:style-name="P47">14 <text:s text:c="2"/>roller.properties<text:tab/>57</text:p>
        </text:index-body>
      </text:table-of-content>
      <text:p text:style-name="Text_20_body"><text:soft-page-break/></text:p>
      <text:h text:style-name="P61"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text:s text:c="2"/>for more advanced folks.</text:p>
      <text:h text:style-name="Heading_20_2" text:outline-level="2">Copyright and trademark information</text:h>
      <text:p text:style-name="P4">The contents of this document are subject to the terms of the Apache Software License.</text:p>
      <text:p text:style-name="P4"/>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3"><text:s text:c="5"/>Roller Mailing Lists - </text:span><text:a xlink:type="simple" xlink:href="https://cwiki.apache.org/confluence/x/ZYk"><text:span text:style-name="T4">https://cwiki.apache.org/confluence/x/ZYk</text:span></text:a></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ext:span text:style-name="T32">The general format of this document was based on the documentation template used by the OpenDS project which in turn was based on the templates used by the </text:span><text:a xlink:type="simple" xlink:href="http://www.OpenOffice.org/"><text:span text:style-name="T32">OpenOffice.org</text:span></text:a><text:span text:style-name="T32"> project.</text:span></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7">Date</text:p>
            </table:table-cell>
            <table:table-cell table:style-name="Table2.B1" office:value-type="string">
              <text:p text:style-name="P17">Description of Change</text:p>
            </table:table-cell>
          </table:table-row>
        </table:table-header-rows>
        <table:table-row>
          <table:table-cell table:style-name="Table2.A2" office:value-type="string">
            <text:p text:style-name="P18">May 2012</text:p>
          </table:table-cell>
          <table:table-cell table:style-name="Table2.B2" office:value-type="string">
            <text:p text:style-name="P19">Added note to the Securing Roller section and the configuration property weblogAdminsUntrusted</text:p>
          </table:table-cell>
        </table:table-row>
        <table:table-row>
          <table:table-cell table:style-name="Table2.A2" office:value-type="string">
            <text:p text:style-name="P18">December 2010</text:p>
          </table:table-cell>
          <table:table-cell table:style-name="Table2.B2" office:value-type="string">
            <text:p text:style-name="P19">Update for Java EE 6 application servers JBoss AS 6.0, Glassfish 3.2, WebSphere and Tomcat+JPA</text:p>
          </table:table-cell>
        </table:table-row>
        <table:table-row>
          <table:table-cell table:style-name="Table2.A2" office:value-type="string">
            <text:p text:style-name="P18">October 2009</text:p>
          </table:table-cell>
          <table:table-cell table:style-name="Table2.B2" office:value-type="string">
            <text:p text:style-name="P19">Updated for Roller 5.0, note about upgrading file uploads to new media blogging system in Section 10.</text:p>
          </table:table-cell>
        </table:table-row>
        <table:table-row>
          <table:table-cell table:style-name="Table2.A5" office:value-type="string">
            <text:p text:style-name="P18">July 2007</text:p>
          </table:table-cell>
          <table:table-cell table:style-name="Table2.B5" office:value-type="string">
            <text:p text:style-name="P19">Rewritten for simplified Roller 4.0 installation process</text:p>
          </table:table-cell>
        </table:table-row>
      </table:table>
      <text:p text:style-name="P2"/>
      <text:h text:style-name="P61" text:outline-level="1">Securing Roller</text:h>
      <text:p text:style-name="P38">Security should be top-of-mind when setting up any web site, even one that is on a private network and internal to your organization. Here are some recommendations for keeping your Roller installation secure:</text:p>
      <text:list xml:id="list1635994926" text:style-name="L1">
        <text:list-item>
          <text:p text:style-name="P49"><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49"><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49"><text:span text:style-name="T2">Enable HTML Sanitization</text:span>. If you cannot trust the webloggers who will use your Roller site to author HTML, then you should configure Roller to sanitize all HTML published by the system. Do this by setting the <text:span text:style-name="T4">weblogAdminsUntrusted=true</text:span> property in your roller-custom.properties file.</text:p>
        </text:list-item>
        <text:list-item>
          <text:p text:style-name="P49"><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18">the </text:span><text:span text:style-name="T36">Allow html in comments</text:span><text:span text:style-name="T18"> o</text:span>ption and make sure the <text:span text:style-name="T2">HTML Subset Restriction</text:span> box is checked.</text:p>
        </text:list-item>
        <text:list-item>
          <text:p text:style-name="P49"><text:span text:style-name="T2">Run Roller over SSL connection</text:span>. If you run Roller over a plain old HTTP connection, it is possible for others to snoop your password when you login, for example over an open WIFI network. Instead, you should consult your Java Application Server's documentation and configure your Roller installation to run via HTTPS only. </text:p>
        </text:list-item>
      </text:list>
      <text:h text:style-name="Heading_20_1" text:outline-level="1">Ready to roll?</text:h>
      <text:p text:style-name="P38">First, let's make sure you have everything you need to install and run Roller.</text:p>
      <text:p text:style-name="P39">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1709211643" text:style-name="L2">
        <text:list-item>
          <text:p text:style-name="P50"><text:span text:style-name="T1">Java Development Kit</text:span>, specifically the Sun Java 2 SE 1.6 JDK. The computer on which you install Roller should be configured to run with the Java SE 6. </text:p>
        </text:list-item>
        <text:list-item>
          <text:p text:style-name="P50"><text:span text:style-name="T1">Java EE 6 Application Server</text:span>, or more specifically a Servlet container that supports at least the Servlet 2.4 API. Hereinafter, we'll just call this your <text:span text:style-name="T13">server</text:span>. Roller has traditionally worked best on Tomcat and Tomcat only, but Roller 5.0 is known to run on:</text:p>
          <text:list>
            <text:list-item>
              <text:p text:style-name="P50">Tomcat 6 and 7</text:p>
            </text:list-item>
            <text:list-item>
              <text:p text:style-name="P50">Glassfish 3</text:p>
            </text:list-item>
            <text:list-item>
              <text:p text:style-name="P50">JBoss AS 6 </text:p>
            </text:list-item>
            <text:list-item>
              <text:p text:style-name="P50">WebSphere 8 (beta)</text:p>
            </text:list-item>
          </text:list>
        </text:list-item>
        <text:list-item>
          <text:p text:style-name="P50"><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50"><text:span text:style-name="T2">(Optional) An SMTP mail server</text:span>. Roller can send email notifications for comments and other events via the JavaMail and Activation APIs. </text:p>
        </text:list-item>
        <text:list-item>
          <text:p text:style-name="P50"><text:span text:style-name="T2">Roller installation file</text:span>. The Roller installation file contains the Roller WAR file, ready to reploy to your server, plus Roller license files, README and documentation.</text:p>
          <text:list>
            <text:list-item>
              <text:p text:style-name="P50">For Tomcat 6 or 7 (and possibly old Java EE 4 and 5 app servers?)</text:p>
            </text:list-item>
          </text:list>
        </text:list-item>
        <text:list-item>
          <text:p text:style-name="P59">roller-5.0.0-for-tomcat.zip</text:p>
        </text:list-item>
        <text:list-item>
          <text:p text:style-name="P59">roller-5.0.0-for-tomcat.tar.gz</text:p>
        </text:list-item>
        <text:list-item>
          <text:p text:style-name="P60">For Glassfish 3, WebSphere 8 or other Java EE 6 server</text:p>
        </text:list-item>
        <text:list-item>
          <text:p text:style-name="P59">roller-5.0.0-for-javaee.zip</text:p>
        </text:list-item>
        <text:list-item>
          <text:p text:style-name="P59">roller-5.0.0-for-javaee.tar.gz</text:p>
        </text:list-item>
        <text:list-item>
          <text:p text:style-name="P60">For Jboss AS 6:</text:p>
        </text:list-item>
        <text:list-item>
          <text:p text:style-name="P59">roller-5.0.0-for-jboss.zip</text:p>
        </text:list-item>
        <text:list-item>
          <text:p text:style-name="P59">roller-5.0.0-for-jboss.tar.gz</text:p>
        </text:list-item>
      </text:list>
      <text:p text:style-name="P31">We'll start by unpacking the Roller installation file.</text:p>
      <text:h text:style-name="Heading_20_1" text:outline-level="1">Download and un-package Roller</text:h>
      <text:p text:style-name="Text_20_body"><text:span text:style-name="T33">Download the Apache Roller release file from </text:span><text:a xlink:type="simple" xlink:href="http://roller.apache.org/"><text:span text:style-name="T33">http://roller.apache.org</text:span></text:a><text:span text:style-name="T33">.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38">Once you've unpackaged the files you'll find a directory structure like this:</text:p>
      <text:p text:style-name="P38"/>
      <text:p text:style-name="P34"><text:s text:c="5"/>README.txt</text:p>
      <text:p text:style-name="P34"><text:s text:c="5"/>LICENSE.txt</text:p>
      <text:p text:style-name="P34"><text:s text:c="5"/>NOTICE.txt</text:p>
      <text:p text:style-name="P34"><text:s text:c="5"/>docs/</text:p>
      <text:p text:style-name="P34"><text:s text:c="10"/>roller-install-guide.pdf</text:p>
      <text:p text:style-name="P34"><text:s text:c="10"/>roller-user-guide.pdf</text:p>
      <text:p text:style-name="P34"><text:s text:c="10"/>roller-template-guide.pdf</text:p>
      <text:p text:style-name="P34"><text:s text:c="5"/>webapp/</text:p>
      <text:p text:style-name="P34"><text:s text:c="10"/>roller-5.0.0-XXX.jar</text:p>
      <text:p text:style-name="P38"/>
      <text:p text:style-name="P38">The string XXX could be 'javaee' or 'tomcat' or 'jboss' depending on which Roller 5 release you downloaded.</text:p>
      <text:p text:style-name="P38">The <text:span text:style-name="T4">LICENCE.txt</text:span> and <text:span text:style-name="T4">NOTICE.txt</text:span> files contain the Apache Software License and other legal notices related to the release. The <text:span text:style-name="T4">README.txt</text:span> file just points to the documentation in the <text:span text:style-name="T4">docs</text:span> directory.</text:p>
      <text:h text:style-name="Heading_20_1" text:outline-level="1">Prepare your database for Roller</text:h>
      <text:p text:style-name="P38">Before you can install Roller you'll probably need to some work to prepare your database for Roller. You'll need a place to put the Roller tables; some call this a table-space and we refer to it as a <text:span text:style-name="T13">database</text:span><text:span text:style-name="T30"> in this installation guide</text:span>. You'll need to create a database for Roller, or get your database administrator to do it for you. You also need to have a JDBC driver for your database of choice, but we'll cover that later.</text:p>
      <text:h text:style-name="Heading_20_2" text:outline-level="2">Create a database for Roller </text:h>
      <text:p text:style-name="P38">If you're luck enough to have your own database administrator, ask them to setup a database for Roller. When they are done, ask them to provide you with this information, you'll need it later:</text:p>
      <text:list xml:id="list1754444531" text:style-name="L3">
        <text:list-item>
          <text:p text:style-name="P51">Username and password for connecting to database</text:p>
        </text:list-item>
        <text:list-item>
          <text:p text:style-name="P51">JDBC connection URL for database</text:p>
        </text:list-item>
        <text:list-item>
          <text:p text:style-name="P51">JDBC driver class name</text:p>
        </text:list-item>
      </text:list>
      <text:p text:style-name="P38">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20"><text:s text:c="2"/><text:span text:style-name="T29">% mysql -u root -p</text:span></text:p>
      <text:p text:style-name="P21"><text:s text:c="2"/>password: *****</text:p>
      <text:p text:style-name="P21"><text:s text:c="2"/>mysql&gt; create database rollerdb;</text:p>
      <text:p text:style-name="P21"><text:s text:c="2"/>mysql&gt; grant all on rollerdb.* to scott@'%' identified by 'tiger';</text:p>
      <text:p text:style-name="P21"><text:s text:c="2"/>mysql&gt; grant all on rollerdb.* to scott@localhost identified by 'tiger';</text:p>
      <text:h text:style-name="Heading_20_2" text:outline-level="2">MySQL and Oracle considerations</text:h>
      <text:p text:style-name="P38">Based on our experience supporting MySQL, we have the following recommendations:</text:p>
      <text:list xml:id="list1774382109" text:style-name="L4">
        <text:list-item>
          <text:p text:style-name="P52">For MySQL, make sure that TCP/IP networking is enabled. </text:p>
        </text:list-item>
        <text:list-item>
          <text:p text:style-name="P52">For MySQL 4.1.x use the J/Connector 3.0.X JDBC drivers instead of the newer 3.1.X series. </text:p>
        </text:list-item>
        <text:list-item>
          <text:p text:style-name="P52">For MySQL 5.X use the J/Connector 3.1.X JDBC drivers instead of the newer 3.1.X series.</text:p>
        </text:list-item>
        <text:list-item>
          <text:p text:style-name="P54"><text:span text:style-name="T33">Make sure you enable MySQL's UTF-8 support. See this page for details:<text:line-break/></text:span><text:a xlink:type="simple" xlink:href="http://rollerweblogger.org/wiki/Wiki.jsp?page=SetupUTF8onMySQL"><text:span text:style-name="T33">http://rollerweblogger.org/wiki/Wiki.jsp?page=SetupUTF8onMySQL</text:span></text:a><text:span text:style-name="T33"> </text:span></text:p>
        </text:list-item>
        <text:list-item>
          <text:p text:style-name="P52">For Oracle users, use the 10g (10.1.0.2 higher) drivers which should be packaged as ojdbc14.jar, even if operating on Oracle 9 server.</text:p>
        </text:list-item>
        <text:list-item>
          <text:p text:style-name="P52">See the server specific sections to information on where to place the JDBC driver jars.</text:p>
          <text:p text:style-name="P54"/>
        </text:list-item>
      </text:list>
      <text:h text:style-name="Heading_20_1" text:outline-level="1">Create Roller configuration file </text:h>
      <text:p text:style-name="P38">For most settings, Roller can be configured from its own web console. But for some startup-properties and advanced configuration options you must set properties in an override file called:</text:p>
      <text:p text:style-name="P34"><text:s text:c="3"/>roller-custom.properties</text:p>
      <text:p text:style-name="P38">That is a simple Java properties file, a text file that overrides settings defined in Roller's internal <text:span text:style-name="T4">roller.properties </text:span>file. To configure Roller you look at Roller's internal properties file, decide which properties you need to override and then set those in your <text:span text:style-name="T4">roller-custom.properties</text:span> file.</text:p>
      <text:p text:style-name="P38">You can find the full text of Roller's internal <text:span text:style-name="T4">roller.properties</text:span> file in <text:span text:style-name="T2">Section 11</text:span> and we encourage you to read it over, but we'll get you started right here and now with a simple example that shows you the bare minimum database configuration settings that you need to run Roller.</text:p>
      <text:p text:style-name="P38">Create a text file named <text:span text:style-name="T4">roller-custom.properties</text:span> with the content below, but replacing the bold text the settings appropriate for your database and mail server.</text:p>
      <text:p text:style-name="P27"><text:s text:c="3"/>installation.type=auto</text:p>
      <text:p text:style-name="P27"><text:s text:c="3"/>mediafiles.storage.dir=<text:span text:style-name="T2">/usr/local/rollerdata/mediafiles</text:span></text:p>
      <text:p text:style-name="P27"><text:s text:c="3"/>search.index.dir=<text:span text:style-name="T2">/usr/local/rollerdata/searchindex</text:span></text:p>
      <text:p text:style-name="P27"><text:s text:c="3"/>log4j.appender.roller.File=<text:span text:style-name="T2">/usr/local/rollerdata/roller.log</text:span></text:p>
      <text:p text:style-name="P27"/>
      <text:p text:style-name="P38">The <text:span text:style-name="T4">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4"> installation.type=manual</text:span>.</text:p>
      <text:h text:style-name="P61" text:outline-level="1">Deploy Roller to Tomcat</text:h>
      <text:p text:style-name="Text_20_body">Deploying Roller to Tomcat involves creating a Roller configuration file, adding some jars to Tomcat and then deploying the Roller WAR file. </text:p>
      <text:p text:style-name="Text_20_body">You are expected to install and configure Apache Tomcat before you attempt to install Roller. Refer to the Tomcat documentation linked from this page for more information: <text:a xlink:type="simple" xlink:href="http://tomcat.apache.org/"><text:span text:style-name="T4">http://tomcat.apache.org</text:span></text:a></text:p>
      <text:h text:style-name="Heading_20_2" text:outline-level="2">Tomcat: Add to Roller Configuration</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Text_20_body">Start by creating a Roller configuration file as described in <text:span text:style-name="T2">Section 5</text:span>. Next, choose database configuration type 'jdbc' and provide all require database connection properties. Also, choose mail configuration type 'properties' and define all require mail server properties.</text:p>
      <text:p text:style-name="Text_20_body">For example, here is an example <text:span text:style-name="T4">roller-custom.properties </text:span>file that shows how to setup a MySQL connection. It shows the MySQL JDBC driver class name, an example MySQL connection URL and username/password settings for the mail connection:</text:p>
      <text:p text:style-name="P36">Example: <text:span text:style-name="T4">roller-custom.properties</text:span> file</text:p>
      <text:p text:style-name="P25"><text:s text:c="3"/>installation.type=auto</text:p>
      <text:p text:style-name="P25"><text:s text:c="3"/>database.configurationType=jdbc</text:p>
      <text:p text:style-name="P25"><text:s text:c="3"/>database.jdbc.driverClass=<text:span text:style-name="T14">com.mysql.jdbc.Driver</text:span></text:p>
      <text:p text:style-name="P25"><text:s text:c="3"/>database.jdbc.connectionURL=<text:span text:style-name="T14">jdbc:mysql://localhost:3306/rollerdb?autoReconnect=true&amp;useUnicode=true&amp;characterEncoding=utf-8&amp;mysqlEncoding=utf8</text:span></text:p>
      <text:p text:style-name="P25"><text:s text:c="3"/>database.jdbc.username=<text:span text:style-name="T14">scott</text:span></text:p>
      <text:p text:style-name="P25"><text:s text:c="3"/>database.jdbc.password=<text:span text:style-name="T14">tiger</text:span></text:p>
      <text:p text:style-name="P25"><text:s text:c="3"/>mail.configurationType=properties</text:p>
      <text:p text:style-name="Preformatted_20_Text"><text:span text:style-name="T10"><text:s text:c="3"/>mail.hostname=</text:span><text:span text:style-name="Teletype"><text:span text:style-name="T11">smtp-server.example.com</text:span></text:span></text:p>
      <text:p text:style-name="Preformatted_20_Text"><text:span text:style-name="Teletype"><text:span text:style-name="T12"><text:s text:c="3"/>mail.username=</text:span></text:span><text:span text:style-name="Teletype"><text:span text:style-name="T11">scott</text:span></text:span></text:p>
      <text:p text:style-name="Preformatted_20_Text"><text:span text:style-name="Teletype"><text:span text:style-name="T12"><text:s text:c="3"/>mail.password=</text:span></text:span><text:span text:style-name="Teletype"><text:span text:style-name="T11">tiger</text:span></text:span></text:p>
      <text:p text:style-name="Preformatted_20_Text"><text:span text:style-name="Teletype"><text:span text:style-name="T17"/></text:span></text:p>
      <text:p text:style-name="P36">Add Configuration file to Tomcat </text:p>
      <text:p text:style-name="Text_20_body">Place the configuration file into the Tomcat lib directory so that it is on the Tomcat classpath and therefore, made available to Roller. Next, we'll add the JARs Roller needs to Tomcat.</text:p>
      <text:h text:style-name="Heading_20_2" text:outline-level="2">Tomcat: Add JDBC Driver and JavaMail API Files</text:h>
      <text:p text:style-name="Text_20_body">You will also need to place some additional jars in the Tomcat <text:span text:style-name="T4">lib</text:span> directory:</text:p>
      <text:list xml:id="list1857806623" text:style-name="L5">
        <text:list-item>
          <text:p text:style-name="P55"><text:span text:style-name="T3">JDBC Driver Jars. </text:span><text:span text:style-name="T19">Add the appropriate JDBC driver jars to the Tomcat classpath. Once they are in your classpath, Roller's database subsystem will be able to find and use them. Download them from your database vendor/provider and place them in Tomcat's </text:span><text:span text:style-name="T5">lib</text:span><text:span text:style-name="T19"> directory.</text:span></text:p>
        </text:list-item>
        <text:list-item>
          <text:p text:style-name="P55"><text:span text:style-name="T3">Ja</text:span><text:span text:style-name="T3">va Mail and Activation. </text:span><text:span text:style-name="T19">Tomcat does not include the Java Mail and Activation jars. Even if you do not plan to use email features, you </text:span><text:span text:style-name="T21">must </text:span><text:span text:style-name="T19">download those jars and place them in Tomcat's classpath. Download them from Sun (</text:span><text:a xlink:type="simple" xlink:href="http://java.sun.com/products/javamail"><text:span text:style-name="T19">http://java.sun.com/products/javamail</text:span></text:a><text:span text:style-name="T19">) and place them in Tomcat's </text:span><text:span text:style-name="T5">lib</text:span><text:span text:style-name="T19"> directory.</text:span></text:p>
        </text:list-item>
      </text:list>
      <text:h text:style-name="Heading_20_2" text:outline-level="2"><text:soft-page-break/>Tomcat: Set URI Encoding </text:h>
      <text:p text:style-name="Text_20_body"><text:span text:style-name="T19">Roller supports internationalization (I18N), but on Tomcat some additional configuration is necessary. You must ensure that Tomcat's URI encoding is set to UTF-8. You can do this by editing the Tomcat configuration file </text:span><text:span text:style-name="T16">conf/server.xml</text:span><text:span text:style-name="T19"> and adding </text:span><text:span text:style-name="T24">URIEncoding=”UTF-8”</text:span><text:span text:style-name="T19">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10"/>
      <text:p text:style-name="Text_20_body"><text:span text:style-name="T19">And make sure you do this for </text:span><text:span text:style-name="T22">every</text:span><text:span text:style-name="T19"> connector through which you use Roller. For example, if you use the AJP connector or HTTPS connector you need to add the </text:span><text:span text:style-name="Teletype"><text:span text:style-name="T28">URIEncoding="UTF-8"</text:span></text:span><text:span text:style-name="T19"> attribute to those connectors as well.</text:span></text:p>
      <text:h text:style-name="P62" text:outline-level="2">Tomcat: Deploy Roller </text:h>
      <text:p text:style-name="Text_20_body"><text:span text:style-name="T19">Refer to the Tomcat documentation for information on the various ways to deploy a WAR. One way to do this is to use the Tomcat Manager application, which you can reach at the following URL </text:span><text:a xlink:type="simple" xlink:href="http://localhost:8080/manager"><text:span text:style-name="T19">http://localhost:8080/manager</text:span></text:a><text:span text:style-name="T19">. Once you are there, you'll see something like this:</text:span></text:p>
      <text:p text:style-name="P32"><draw:frame draw:style-name="fr2" draw:name="graphics4" text:anchor-type="paragraph" svg:x="0.7693in" svg:y="0.1in" svg:width="4.7984in" svg:height="3.1929in" draw:z-index="6"><draw:image xlink:href="Pictures/100002010000033C000002270E944608.png" xlink:type="simple" xlink:show="embed" xlink:actuate="onLoad"/></draw:frame></text:p>
      <text:p text:style-name="Text_20_body"><text:span text:style-name="T19">On the manager screen above, scroll down until you see the </text:span><text:span text:style-name="T20">Deploy</text:span><text:span text:style-name="T19"> section, see below:</text:span></text:p>
      <text:p text:style-name="P32"><draw:frame draw:style-name="fr3" draw:name="graphics5" text:anchor-type="paragraph" svg:x="0.7016in" svg:y="0.0925in" svg:width="4.102in" svg:height="1.2181in" draw:z-index="7"><draw:image xlink:href="Pictures/1000020100000276000000BB41008A03.png" xlink:type="simple" xlink:show="embed" xlink:actuate="onLoad"/></draw:frame></text:p>
      <text:p text:style-name="Text_20_body"><text:span text:style-name="T19">Enter the context path at which you would like to see Roller, above we use </text:span><text:span text:style-name="T5">/roller</text:span><text:span text:style-name="T19">. <text:s/>Enter the full path to the Roller WAR file, in the webapps directory of the Roller installation and click </text:span><text:span text:style-name="T20">Deploy</text:span><text:span text:style-name="T19"> to deploy Roller.</text:span></text:p>
      <text:p text:style-name="Text_20_body"><text:span text:style-name="T19">Finally, navigate to </text:span><text:a xlink:type="simple" xlink:href="http://localhost:8080/roller"><text:span text:style-name="T19">http://localhost:8080/roller</text:span></text:a><text:span text:style-name="T19"> to complete the installation.</text:span></text:p>
      <text:h text:style-name="Heading_20_1" text:outline-level="1">Deploying Roller to Glassfish</text:h>
      <text:p text:style-name="Text_20_body">Deploying Roller to Glassfish involves creating a Roller configuration file, adding some jars to Glassfish and then deploying the Roller WAR file. You are expected to install and configure Glassfish before you attempt to install Roller. Refer to the Glassfish documentation linked from this page for more information: http://...</text:p>
      <text:h text:style-name="Heading_20_2" text:outline-level="2">Glassfish: Add Roller Configuration</text:h>
      <text:p text:style-name="Text_20_body">Create a <text:span text:style-name="T4">roller-custom.properties</text:span> Roller configuration file as described in <text:span text:style-name="T2">Section 5</text:span>. No additional settings are needed for Glassfish. </text:p>
      <text:p text:style-name="Text_20_body">Place your configuration file into the lib directory of your Glassfish Domain directory, e.g. in <text:span text:style-name="T4">domains/domain1/lib/classes</text:span></text:p>
      <text:h text:style-name="Heading_20_2" text:outline-level="2">Glassfish: Add JDBC Driver File(s)</text:h>
      <text:p text:style-name="P32">Add the appropriate JDBC driver jars to your Glassfish domain's classpath. Once they are in your classpath, Roller's database subsystem will be able to find and use them. </text:p>
      <text:p text:style-name="Text_20_body"><text:span text:style-name="T19">Download them from your database vendor/provider and place them</text:span> into the lib directory of your Glassfish Domain directory, e.g. in <text:span text:style-name="T4">domains/domain1/lib/ext</text:span></text:p>
      <text:h text:style-name="Heading_20_2" text:outline-level="2">Glassfish: Create Datasource</text:h>
      <text:p text:style-name="Text_20_body">Next, you should start or restart Glassfish then use the Glassfish console at <text:a xlink:type="simple" xlink:href="http://localhost:4848/">http://localhost:4848/</text:a></text:p>
      <text:p text:style-name="Text_20_body">First, use the tree on the left to navigate to the <text:span text:style-name="T2">JDBC Connection Pools</text:span> page.</text:p>
      <text:p text:style-name="Text_20_body"><draw:frame draw:style-name="fr4" draw:name="graphics6" text:anchor-type="paragraph" svg:x="0.7217in" svg:y="0.1173in" svg:width="2.1047in" svg:height="1.5484in" draw:z-index="14"><draw:image xlink:href="Pictures/10000201000000F2000000B220DB9C3C.png" xlink:type="simple" xlink:show="embed" xlink:actuate="onLoad"/></draw:frame></text:p>
      <text:p text:style-name="Text_20_body">You can use the Derby Pool, if you want to use Glassfish's built-in Derby database. Or you can click the New button to create a new database connection pool to handle connections to your database.</text:p>
      <text:p text:style-name="Text_20_body"><draw:frame draw:style-name="fr4" draw:name="graphics27" text:anchor-type="paragraph" svg:x="0.678in" svg:y="-0.0008in" svg:width="5.3882in" svg:height="1.7992in" draw:z-index="23"><draw:image xlink:href="Pictures/10000201000002B4000000E79DB65529.png" xlink:type="simple" xlink:show="embed" xlink:actuate="onLoad"/></draw:frame></text:p>
      <text:p text:style-name="Text_20_body"><text:soft-page-break/></text:p>
      <text:p text:style-name="Text_20_body">If you create a new Connection Pool, here's what you'll see. To create a new pool you will need to provide at least the following <text:s/>information:</text:p>
      <text:p text:style-name="Text_20_body"><draw:frame draw:style-name="fr4" draw:name="graphics17" text:anchor-type="paragraph" svg:x="0.7693in" svg:y="0.1118in" svg:width="4.4665in" svg:height="3.3402in" draw:z-index="15"><draw:image xlink:href="Pictures/1000020100000286000001DCFDC48777.png" xlink:type="simple" xlink:show="embed" xlink:actuate="onLoad"/></draw:frame></text:p>
      <text:p text:style-name="Text_20_body">Refer to the Glassfish and your database vendor for information on how to configure your database via the <text:span text:style-name="T2">Edit JDBC Connection Pool</text:span> page shown above. At a minimum you will need to set these properties:</text:p>
      <text:p text:style-name="P42"><text:s text:c="5"/><text:span text:style-name="T2">Driver Class</text:span>: this is specific to your database's JDBC driver. Examples:</text:p>
      <text:p text:style-name="P42"><text:s text:c="10"/>Derby's driver class is <text:span text:style-name="T4">org.apache.derby.jdbc.ClientDriver</text:span></text:p>
      <text:p text:style-name="P42"><text:s text:c="10"/>MySQL's driver class is <text:span text:style-name="T4">com.mysql.jdbc.Driver</text:span></text:p>
      <text:p text:style-name="P42"><text:s text:c="4"/><text:span text:style-name="T2">Connection URL</text:span>: this is specific to your database installation. Examples:</text:p>
      <text:p text:style-name="P42"><text:s text:c="10"/>Derby example: <text:span text:style-name="T4">jdbc:derby://localhost:1527/rollerdb</text:span></text:p>
      <text:p text:style-name="P42"><text:s text:c="10"/>MySQL example: <text:span text:style-name="T4">jdbc:mysql://localhost:3306/rollerdb</text:span></text:p>
      <text:p text:style-name="Text_20_body">Use the<text:span text:style-name="T2"> Additional Properties</text:span> tab to enter the Connection URL and other properties.</text:p>
      <text:p text:style-name="Text_20_body"><draw:frame draw:style-name="fr4" draw:name="graphics28" text:anchor-type="paragraph" svg:x="0.6362in" svg:y="0.0583in" svg:width="4.9161in" svg:height="2.1228in" draw:z-index="24"><draw:image xlink:href="Pictures/10000201000002CC00000133CBA1EC5A.png" xlink:type="simple" xlink:show="embed" xlink:actuate="onLoad"/></draw:frame></text:p>
      <text:p text:style-name="Text_20_body">Once you have configured your Datasource, click the <text:span text:style-name="T2">Save</text:span> button to complete the configuration.</text:p>
      <text:p text:style-name="Text_20_body"><text:soft-page-break/>You should then try the <text:span text:style-name="T2">Ping</text:span> button to test your new connection pool. </text:p>
      <text:p text:style-name="Text_20_body">If the Ping test works, then you are ready to create a JNDI Resource to make the database connection pool available to Roller. Navigate to the <text:span text:style-name="T2">JDBC Resources</text:span> page. </text:p>
      <text:p text:style-name="Text_20_body"><draw:frame draw:style-name="fr4" draw:name="graphics18" text:anchor-type="paragraph" svg:x="0.6898in" svg:y="0.0937in" svg:width="2.2661in" svg:height="1.5819in" draw:z-index="16"><draw:image xlink:href="Pictures/10000201000000FF000000B296D115D0.png" xlink:type="simple" xlink:show="embed" xlink:actuate="onLoad"/></draw:frame></text:p>
      <text:p text:style-name="Text_20_body">On the <text:span text:style-name="T2">JDBC Resources</text:span> page, shown below, click the <text:span text:style-name="T2">New..</text:span>. button to add a new resource. <text:span text:style-name="T38">IMPORTANT NOTE</text:span>: This is where you need to enter database connection information like the Database Connection URL, the database username and the database password. Refer to the Glassfish and your database vendor's documentation for information on how to do this. You may have to enter new properties (for URL, username and password) in the Advanced Properties section of the new resource that you create.</text:p>
      <text:p text:style-name="Text_20_body"><draw:frame draw:style-name="fr4" draw:name="graphics29" text:anchor-type="paragraph" svg:x="0.6555in" svg:y="0in" svg:width="4.6035in" svg:height="1.6016in" draw:z-index="25"><draw:image xlink:href="Pictures/1000020100000242000000C9D3CE381E.png" xlink:type="simple" xlink:show="embed" xlink:actuate="onLoad"/></draw:frame></text:p>
      <text:p text:style-name="Text_20_body">On the <text:span text:style-name="T2">New JDBC Resource</text:span> page, shown below, name your new resource <text:span text:style-name="T4">jdbc/rollerdb</text:span> and select the database pool name that you wish to use, e.g. the one you created above. </text:p>
      <text:p text:style-name="Text_20_body"><draw:frame draw:style-name="fr4" draw:name="graphics19" text:anchor-type="paragraph" svg:x="0.6098in" svg:y="0.1055in" svg:width="5.702in" svg:height="2.9264in" draw:z-index="27"><draw:image xlink:href="Pictures/10000201000002CD000001701B46346B.png" xlink:type="simple" xlink:show="embed" xlink:actuate="onLoad"/></draw:frame></text:p>
      <text:p text:style-name="Text_20_body">Once that's done, it's time to configure mail.</text:p>
      <text:p text:style-name="Text_20_body"><text:soft-page-break/></text:p>
      <text:p text:style-name="Text_20_body"/>
      <text:h text:style-name="Heading_20_2" text:outline-level="2">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2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20"><draw:image xlink:href="Pictures/1000020100000268000000D54AB2E870.png" xlink:type="simple" xlink:show="embed" xlink:actuate="onLoad"/></draw:frame>On the JavaMail Session page, name your connection <text:span text:style-name="T4">mail/Session</text:span><text:span text:style-name="T18">. Refer to the Glassfish and your mail server documentation for information on how to set the remaining properties. </text:span></text:p>
      <text:p text:style-name="Text_20_body"><draw:frame draw:style-name="fr4" draw:name="graphics25" text:anchor-type="paragraph" svg:x="0.3555in" svg:y="0.1874in" svg:width="5.3161in" svg:height="3.1236in" draw:z-index="22"><draw:image xlink:href="Pictures/10000201000002850000017B23D8DEF1.png" xlink:type="simple" xlink:show="embed" xlink:actuate="onLoad"/></draw:frame></text:p>
      <text:p text:style-name="Text_20_body"/>
      <text:p text:style-name="Text_20_body"><text:soft-page-break/>Click <text:span text:style-name="T2">OK</text:span> to save and finally, we are ready to deploy.</text:p>
      <text:h text:style-name="Heading_20_2" text:outline-level="2">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17"><draw:image xlink:href="Pictures/10000201000000ED0000007E393F65C3.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18"><draw:image xlink:href="Pictures/1000020100000281000000C43934BC1E.png" xlink:type="simple" xlink:show="embed" xlink:actuate="onLoad"/></draw:frame>On the <text:span text:style-name="T2">Deploy Applications or Modules</text:span> page, use the <text:span text:style-name="T2">Browse</text:span> button to browse for and select the Roller for Java EE WAR file, which is in the <text:span text:style-name="T4">webapps</text:span> directory of the Roller installation.</text:p>
      <text:p text:style-name="Text_20_body"><draw:frame draw:style-name="fr4" draw:name="graphics22" text:anchor-type="paragraph" svg:x="0.802in" svg:y="0.0228in" svg:width="5.8146in" svg:height="4.1335in" draw:z-index="19"><draw:image xlink:href="Pictures/1000020100000280000001C76971E1A1.png" xlink:type="simple" xlink:show="embed" xlink:actuate="onLoad"/></draw:frame></text:p>
      <text:p text:style-name="Text_20_body"><text:soft-page-break/></text:p>
      <text:p text:style-name="Text_20_body"/>
      <text:p text:style-name="Text_20_body"/>
      <text:p text:style-name="P37">Click the <text:span text:style-name="T2">Browse</text:span> button to browse for the Roller WAR file for JBoss, which you'll find in the Roller installation's webapp directory.</text:p>
      <text:p text:style-name="P37"><draw:frame draw:style-name="fr4" draw:name="graphics26" text:anchor-type="paragraph" svg:x="0.6618in" svg:y="0.1043in" svg:width="4.961in" svg:height="3.0283in" draw:z-index="26"><draw:image xlink:href="Pictures/100002010000028C0000018E654B2B4C.png" xlink:type="simple" xlink:show="embed" xlink:actuate="onLoad"/></draw:frame></text:p>
      <text:p text:style-name="Text_20_body">Set the context root to <text:span text:style-name="T4">/roller</text:span> or whatever you prefer and click <text:span text:style-name="T2">OK</text:span> to save and deploy Roller.</text:p>
      <text:p text:style-name="Text_20_body"><text:span text:style-name="T19">Finally, navigate to </text:span><text:a xlink:type="simple" xlink:href="http://localhost:8080/roller"><text:span text:style-name="T19">http://localhost:8080/roller</text:span></text:a><text:span text:style-name="T19"> to complete the installation.</text:span></text:p>
      <text:h text:style-name="Heading_20_1" text:outline-level="1">Deploying Roller to JBoss</text:h>
      <text:p text:style-name="Text_20_body"><text:span text:style-name="T29">Deploying Roller to JBoss involves creating a Roller configuration file, adding some jars to JBoss and then deploying the Roller WAR file. You are expected to install and configure JBoss before you attempt to install Roller. Refer to the JBoss documentation linked from this page for more information: </text:span><text:a xlink:type="simple" xlink:href="http://www.jboss.org/jbossas/docs/6-x.html"><text:span text:style-name="T6">http://www.jboss.org/jbossas/docs/6-x.html</text:span></text:a></text:p>
      <text:h text:style-name="Heading_20_2" text:outline-level="2">JBoss: Create Roller configuration</text:h>
      <text:p text:style-name="Text_20_body">Before you deploy Roller, you should create a Roller configuration file, as described in <text:span text:style-name="T2">Section 5</text:span>. For JBoss you must add <text:s/>the following setting, exactly as shown:</text:p>
      <text:p text:style-name="Text_20_body"><text:s/><text:span text:style-name="T4"><text:s text:c="4"/>database.jndi.name=java:/RollerDS</text:span></text:p>
      <text:p text:style-name="Text_20_body">Next, put the Roller properties file into the JBoss Server Config directory that you are using. For example, if you are using the 'default' configuration then you should put the properties file in this directory of the JBoss install:</text:p>
      <text:p text:style-name="P33"><text:s text:c="5"/>server/default/conf</text:p>
      <text:p text:style-name="Text_20_body">Next, well make sure Roller can find a JDBC driver.</text:p>
      <text:h text:style-name="Heading_20_2" text:outline-level="2">JBoss: Add JDBC driver file(s)</text:h>
      <text:p text:style-name="Text_20_body"><text:span text:style-name="T19">Add the appropriate JDBC driver jars to the JBoss classpath. Once they are in your classpath, Roller's database subsystem will be able to find and use them. Download them from your database vendor/provider and place them in your JBoss server's </text:span><text:span text:style-name="T5">lib</text:span><text:span text:style-name="T19"> directory. For example, if you are using the default Server Configuration, this would be in the following JBoss lib directory:</text:span></text:p>
      <text:p text:style-name="P33"><text:s text:c="5"/>server/default/lib</text:p>
      <text:p text:style-name="Text_20_body">Next, we'll add a datasource so that Roller can connect to its database.</text:p>
      <text:h text:style-name="Heading_20_2" text:outline-level="2">JBoss: Create Datasource</text:h>
      <text:p text:style-name="Text_20_body">Once you've added the Roller configuration and JDBC driver, then you should start, or restart JBoss. After JBoss restarts, go to the JBoss web console at:</text:p>
      <text:p text:style-name="Text_20_body"><text:s text:c="5"/><text:a xlink:type="simple" xlink:href="http://localhost:8080/admin-console">http://localhost:8080/admin-console</text:a></text:p>
      <text:p text:style-name="Text_20_body"><draw:frame draw:style-name="fr3" draw:name="graphics2" text:anchor-type="paragraph" svg:x="0.3764in" svg:y="0.4138in" svg:width="2.3366in" svg:height="1.7055in" draw:z-index="4"><draw:image xlink:href="Pictures/10000201000000DE000000A21EB2652E.png" xlink:type="simple" xlink:show="embed" xlink:actuate="onLoad"/></draw:frame>Use the tree on the left side of the console to navigate to the <text:span text:style-name="T2">No Tx Datasources</text:span> page:</text:p>
      <text:p text:style-name="Text_20_body"/>
      <text:p text:style-name="Text_20_body"/>
      <text:p text:style-name="Text_20_body"><text:soft-page-break/></text:p>
      <text:p text:style-name="Text_20_body">On the <text:span text:style-name="T2">No Tx Datasources</text:span> page, you'll see an <text:span text:style-name="T2">Add a new resource </text:span><text:span text:style-name="T31">button, as shown below.</text:span> Click that button.</text:p>
      <text:p text:style-name="Text_20_body"><draw:frame draw:style-name="fr5" draw:name="graphics3" text:anchor-type="paragraph" svg:x="0.35in" svg:y="0.0256in" svg:width="3.8736in" svg:height="1.4091in" draw:z-index="5"><draw:image xlink:href="Pictures/1000020100000234000000D2CFBF067B.png" xlink:type="simple" xlink:show="embed" xlink:actuate="onLoad"/></draw:frame></text:p>
      <text:p text:style-name="Text_20_body">Next you'll see the <text:span text:style-name="T2">Add New</text:span> page below. <text:s/>Unless the JBoss or database vendor documentation tells you otherwise, then you should pick the 'default' template, as shown below and the click the <text:span text:style-name="T2">Continue</text:span> button.</text:p>
      <text:p text:style-name="Text_20_body"><draw:frame draw:style-name="fr4" draw:name="graphics10" text:anchor-type="paragraph" svg:x="0.3472in" svg:y="0.0472in" svg:width="3.8626in" svg:height="1.811in" draw:z-index="13"><draw:image xlink:href="Pictures/1000020100000213000000F911A85032.png" xlink:type="simple" xlink:show="embed" xlink:actuate="onLoad"/></draw:frame>Next, you will see second <text:span text:style-name="T2">Add New</text:span> page, shown below. </text:p>
      <text:p text:style-name="P36"><draw:frame draw:style-name="fr4" draw:name="graphics16" text:anchor-type="paragraph" svg:x="0.3839in" svg:y="0.1165in" svg:width="5.5457in" svg:height="4.1618in" draw:z-index="12"><draw:image xlink:href="Pictures/100002010000026B000001D9F2F9AA5C.png" xlink:type="simple" xlink:show="embed" xlink:actuate="onLoad"/></draw:frame></text:p>
      <text:p text:style-name="P14">(JBoss: create Datasource continued)</text:p>
      <text:p text:style-name="Text_20_body"/>
      <text:p text:style-name="Text_20_body">Refer to the JBoss and your database vendor for information on how to configure your database via the <text:span text:style-name="T2">Add New</text:span> page shown above. <text:span text:style-name="T38">IMPORTANT NOTE</text:span>: This is where you need to enter database connection information like the Database Connection URL, the database username and the database password. Refer to the JBoss and your database vendor's documentation for information on how to do this.</text:p>
      <text:p text:style-name="Text_20_body">At a minimum you will need to set these properties:</text:p>
      <text:p text:style-name="Text_20_body"><text:s text:c="5"/><text:span text:style-name="T2">JNDI Name</text:span>: this <text:span text:style-name="T2">MUST</text:span> be set to 'RollerDS' as shown below.</text:p>
      <text:p text:style-name="Text_20_body"><text:s text:c="5"/><text:span text:style-name="T2">JDBC Driver Class</text:span>: this is specific to your database's JDBC driver. Examples:</text:p>
      <text:p text:style-name="Text_20_body"><text:s text:c="10"/>Derby's driver class is <text:span text:style-name="T4">org.apache.derby.jdbc.ClientDriver</text:span></text:p>
      <text:p text:style-name="Text_20_body"><text:s text:c="10"/>MySQL's driver class is <text:span text:style-name="T4">com.mysql.jdbc.Driver</text:span></text:p>
      <text:p text:style-name="Text_20_body"><text:s text:c="5"/><text:span text:style-name="T2">Connection URL</text:span>: this is specific to your database installation. Examples:</text:p>
      <text:p text:style-name="Text_20_body"><text:s text:c="10"/>Derby example: <text:span text:style-name="T4">jdbc:derby://localhost:1527/rollerdb</text:span></text:p>
      <text:p text:style-name="Text_20_body"><text:s text:c="10"/>MySQL example: <text:span text:style-name="T4">jdbc:mysql://localhost:3306/rollerdb</text:span></text:p>
      <text:p text:style-name="Text_20_body">Once you have configured your Datasource, click the <text:span text:style-name="T2">Save</text:span> button to complete the configuration.</text:p>
      <text:p text:style-name="Text_20_body"/>
      <text:p text:style-name="P36">Test your Database Connection </text:p>
      <text:p text:style-name="Text_20_body">Before you proceed you should use the Control tab of the RollerDS page to test the connection that you have created. Click the Test Connection Button.</text:p>
      <text:p text:style-name="Text_20_body"><draw:frame draw:style-name="fr4" draw:name="graphics11" text:anchor-type="paragraph" svg:x="0.411in" svg:y="0.0693in" svg:width="4.6953in" svg:height="2.8618in" draw:z-index="8"><draw:image xlink:href="Pictures/10000201000002640000017542FAAF5D.png" xlink:type="simple" xlink:show="embed" xlink:actuate="onLoad"/></draw:frame></text:p>
      <text:p text:style-name="Text_20_body">If that works, then you're ready to deploy Roller.</text:p>
      <text:h text:style-name="P63" text:outline-level="2"/>
      <text:h text:style-name="P64" text:outline-level="2">JBoss: Deploy Roller</text:h>
      <text:p text:style-name="Text_20_body">To deploy Roller, use the JBoss console to navigate to the <text:span text:style-name="T2">Web Application (WAR)s</text:span> page, as shown below:</text:p>
      <text:p text:style-name="Text_20_body"><draw:frame draw:style-name="fr4" draw:name="graphics12" text:anchor-type="paragraph" svg:x="0.4819in" svg:y="0.1583in" svg:width="2.4772in" svg:height="1.5209in" draw:z-index="9"><draw:image xlink:href="Pictures/1000020100000102000000AA52C9A606.png" xlink:type="simple" xlink:show="embed" xlink:actuate="onLoad"/></draw:frame></text:p>
      <text:p text:style-name="Text_20_body">Once you are there, you will see an <text:span text:style-name="T2">Add a new resource</text:span> button, as shown below. Click that button.</text:p>
      <text:p text:style-name="Text_20_body"><draw:frame draw:style-name="fr4" draw:name="graphics13" text:anchor-type="paragraph" svg:x="0.3228in" svg:y="0.0846in" svg:width="4.2811in" svg:height="1.7339in" draw:z-index="55"><draw:image xlink:href="Pictures/1000020100000257000000F92449AA35.png" xlink:type="simple" xlink:show="embed" xlink:actuate="onLoad"/></draw:frame></text:p>
      <text:p text:style-name="Text_20_body"><draw:frame draw:style-name="fr4" draw:name="graphics14" text:anchor-type="paragraph" svg:x="0.198in" svg:y="0.4634in" svg:width="5.5173in" svg:height="3.8138in" draw:z-index="10"><draw:image xlink:href="Pictures/1000020100000308000002221F0283F5.png" xlink:type="simple" xlink:show="embed" xlink:actuate="onLoad"/></draw:frame>Next, you will see the <text:span text:style-name="T2">Add a New Web Application (WAR)</text:span> page. </text:p>
      <text:p text:style-name="Text_20_body"/>
      <text:p text:style-name="P15">(JBoss: deploy Roller continued)</text:p>
      <text:p text:style-name="P37">Click the <text:span text:style-name="T2">Browse</text:span> button to browse for the Roller WAR file for JBoss, which you'll find in the Roller installation's webapp directory.</text:p>
      <text:p text:style-name="Text_20_body"><draw:frame draw:style-name="fr4" draw:name="graphics15" text:anchor-type="paragraph" svg:x="0.4228in" svg:y="0.1236in" svg:width="4.8654in" svg:height="3.1008in" draw:z-index="11"><draw:image xlink:href="Pictures/100002010000026F0000018D8E72FDD1.png" xlink:type="simple" xlink:show="embed" xlink:actuate="onLoad"/></draw:frame></text:p>
      <text:p text:style-name="Text_20_body">Click <text:span text:style-name="T2">Open</text:span> to select the WAR file and then the <text:span text:style-name="T2">Continue</text:span> button to continue with the deployment.</text:p>
      <text:p text:style-name="Text_20_body"><text:span text:style-name="T19">Finally, navigate to </text:span><text:a xlink:type="simple" xlink:href="http://localhost:8080/roller"><text:span text:style-name="T19">http://localhost:8080/roller</text:span></text:a><text:span text:style-name="T19"> to complete the installation.</text:span></text:p>
      <text:h text:style-name="Heading_20_1" text:outline-level="1">Deploying Roller to WebSphere</text:h>
      <text:p text:style-name="Text_20_body">Deploying Roller to WebSphere involves creating a Roller configuration file, setting some WebSphere configuration properties, creating a datasource, creating a mail connection and then deploying the Roller WAR file. You are expected to install and configure WebSphere before you attempt to install Roller. Refer to the WebSphere documentation linked from this page for more information: http://...</text:p>
      <text:h text:style-name="Heading_20_2" text:outline-level="2">WebSphere: Add Roller Configuration</text:h>
      <text:p text:style-name="Text_20_body">Create a <text:span text:style-name="T4">roller-custom.properties</text:span> Roller configuration file as described in <text:span text:style-name="T2">Section 5</text:span>. No additional settings are needed for Websphere. To make the configuration file available to Roller, use the WebSphere console, available at <text:a xlink:type="simple" xlink:href="https://localhost:9043/ibm/console/">https://localhost:9043/ibm/console</text:a>.</text:p>
      <text:p text:style-name="Text_20_body">We will make the properties file available by setting a Java VM system property. First, use the tree menu on the left to navigate to the <text:span text:style-name="T2">WebSphere application servers</text:span> page.</text:p>
      <text:p text:style-name="Text_20_body"><draw:frame draw:style-name="fr4" draw:name="graphics30" text:anchor-type="paragraph" svg:x="0.3311in" svg:y="0.0811in" svg:width="2.7173in" svg:height="1.7744in" draw:z-index="28"><draw:image xlink:href="Pictures/1000020100000126000000C0B065928E.png" xlink:type="simple" xlink:show="embed" xlink:actuate="onLoad"/></draw:frame></text:p>
      <text:p text:style-name="Text_20_body">Once you're there, click on the link to <text:span text:style-name="T2">server1</text:span> or your preferred server.</text:p>
      <text:p text:style-name="Text_20_body"><draw:frame draw:style-name="fr4" draw:name="graphics31" text:anchor-type="paragraph" svg:x="0.3138in" svg:y="-0.011in" svg:width="5.2374in" svg:height="1.9264in" draw:z-index="29"><draw:image xlink:href="Pictures/10000201000002CE000001086FCA17BE.png" xlink:type="simple" xlink:show="embed" xlink:actuate="onLoad"/></draw:frame></text:p>
      <text:p text:style-name="Text_20_body">Once you're on t<text:span text:style-name="T31">he server1 pa</text:span>ge, look on the right-side<text:span text:style-name="T31"> for the Server infrastructure s</text:span>ection, expand the Java and Process Management node and click on the <text:span text:style-name="T2">Process Definition</text:span> link.</text:p>
      <text:p text:style-name="Text_20_body"><draw:frame draw:style-name="fr4" draw:name="graphics32" text:anchor-type="paragraph" svg:x="0.4402in" svg:y="0.1165in" svg:width="2.0709in" svg:height="1.098in" draw:z-index="30"><draw:image xlink:href="Pictures/10000201000000F900000084C3D82EE7.png" xlink:type="simple" xlink:show="embed" xlink:actuate="onLoad"/></draw:frame></text:p>
      <text:p text:style-name="Text_20_body"><text:soft-page-break/>From the<text:span text:style-name="T31"> Process Definition page,</text:span> find on the right side the <text:span text:style-name="T2">Java Virtual Machine</text:span> link and click it.</text:p>
      <text:p text:style-name="Text_20_body"><draw:frame draw:style-name="fr4" draw:name="graphics33" text:anchor-type="paragraph" svg:x="0.448in" svg:y="-0.0827in" svg:width="1.4118in" svg:height="1.5189in" draw:z-index="31"><draw:image xlink:href="Pictures/10000201000000BA000000C8D431F77C.png" xlink:type="simple" xlink:show="embed" xlink:actuate="onLoad"/></draw:frame></text:p>
      <text:p text:style-name="Text_20_body">On the Java Virtual Machine page, click the <text:span text:style-name="T2">Custom properties</text:span> link on the right-side.</text:p>
      <text:p text:style-name="Text_20_body"><draw:frame draw:style-name="fr4" draw:name="graphics35" text:anchor-type="paragraph" svg:x="0.3728in" svg:y="0.0937in" svg:width="5.2957in" svg:height="2.6437in" draw:z-index="33"><draw:image xlink:href="Pictures/10000201000002D300000169E06DA584.png" xlink:type="simple" xlink:show="embed" xlink:actuate="onLoad"/></draw:frame><draw:frame draw:style-name="fr4" draw:name="graphics34" text:anchor-type="paragraph" svg:x="0.4327in" svg:y="-0.0354in" svg:width="1.6102in" svg:height="0.9189in" draw:z-index="32"><draw:image xlink:href="Pictures/10000201000000B100000065C91F5B10.png" xlink:type="simple" xlink:show="embed" xlink:actuate="onLoad"/></draw:frame>Finally, you are ready to set the <text:span text:style-name="T4">roller-custom.config</text:span> property to the full-path to your <text:span text:style-name="T4">roller-custom.properties</text:span> file.</text:p>
      <text:h text:style-name="Heading_20_2" text:outline-level="2">Special configuration for Apache Commons logging</text:h>
      <text:p text:style-name="Text_20_body">If you want Roller's built-in logging features to work (and trust me, you do) then you have to add a special configuration file to your WebSphere installation. </text:p>
      <text:p text:style-name="Text_20_body">First, stop your WebSphere server. Next, In the WAS directory <text:span text:style-name="T37">profiles/properties</text:span> create a text file named <text:span text:style-name="T37">common-logging.properties </text:span>with the single line below:</text:p>
      <text:p text:style-name="P43"><text:s text:c="5"/>org.apache.commons.logging.LogFactory=org.apache.commons.logging.impl.LogFactoryImpl</text:p>
      <text:p text:style-name="P45"/>
      <text:p text:style-name="Text_20_body">Now, restart WebSphere and your are ready to proceed on to setting up WebSphere filter compatibility.</text:p>
      <text:h text:style-name="P63" text:outline-level="2"/>
      <text:h text:style-name="P64" text:outline-level="2">WebSphere: Set Filter Compatibility</text:h>
      <text:p text:style-name="Text_20_body">Roller uses Servlet Filters and so you must configure WebSphere's filter compatibility flag.</text:p>
      <text:p text:style-name="Text_20_body">Use the console's tree menu to navigate to the Application servers page as we did above, then to server1 or the server that you are using for Roller. On the server page, look for the <text:span text:style-name="T2">Web container</text:span> link and click it.</text:p>
      <text:p text:style-name="Text_20_body"><draw:frame draw:style-name="fr4" draw:name="graphics57" text:anchor-type="paragraph" svg:x="0.4264in" svg:y="0.0583in" svg:width="2.2736in" svg:height="1.8in" draw:z-index="56"><draw:image xlink:href="Pictures/10000201000000D8000000AB489C55D0.png" xlink:type="simple" xlink:show="embed" xlink:actuate="onLoad"/></draw:frame></text:p>
      <text:p text:style-name="Text_20_body">From the Web container page, look for the<text:span text:style-name="T2"> Custom properties</text:span> link and click it.</text:p>
      <text:p text:style-name="Text_20_body"><draw:frame draw:style-name="fr4" draw:name="graphics58" text:anchor-type="paragraph" svg:x="0.5339in" svg:y="0in" svg:width="2.7366in" svg:height="1.4528in" draw:z-index="57"><draw:image xlink:href="Pictures/10000201000001040000008AB27E2739.png" xlink:type="simple" xlink:show="embed" xlink:actuate="onLoad"/></draw:frame></text:p>
      <text:p text:style-name="Text_20_body">On the Custom properties page, use the <text:span text:style-name="T2">New...</text:span> button to define the property value <text:span text:style-name="T4">com.ibm.ws.webcontainer.invokeFiltersCompatibility </text:span>to <text:span text:style-name="T4">true</text:span>.</text:p>
      <text:p text:style-name="Text_20_body"><draw:frame draw:style-name="fr4" draw:name="graphics59" text:anchor-type="paragraph" svg:x="0.4165in" svg:y="0in" svg:width="5.7543in" svg:height="2.4807in" draw:z-index="58"><draw:image xlink:href="Pictures/10000201000002B1000001299DDD1C31.png" xlink:type="simple" xlink:show="embed" xlink:actuate="onLoad"/></draw:frame></text:p>
      <text:p text:style-name="Text_20_body"/>
      <text:p text:style-name="Text_20_body">Now let's proceed with setting up Roller's database connection.</text:p>
      <text:h text:style-name="P64" text:outline-level="2">WebSphere: Add JDBC Provider User </text:h>
      <text:p text:style-name="Text_20_body">The first step to setup Roller's database connection is to setup a database user account. Use the WebSphere console's menu to navigate to the <text:span text:style-name="T2">Global security</text:span> page.</text:p>
      <text:p text:style-name="Text_20_body"><draw:frame draw:style-name="fr4" draw:name="graphics36" text:anchor-type="paragraph" svg:x="0.5335in" svg:y="-0.022in" svg:width="2.398in" svg:height="1.3508in" draw:z-index="34"><draw:image xlink:href="Pictures/10000201000001180000009D23E1FE0A.png" xlink:type="simple" xlink:show="embed" xlink:actuate="onLoad"/></draw:frame>From the Global security page, find the link to <text:span text:style-name="T2">J2C authentication page</text:span> and click it.</text:p>
      <text:p text:style-name="Text_20_body"><draw:frame draw:style-name="fr4" draw:name="graphics37" text:anchor-type="paragraph" svg:x="0.5366in" svg:y="0in" svg:width="2.161in" svg:height="1.2126in" draw:z-index="35"><draw:image xlink:href="Pictures/10000201000001270000009CB926D8E6.png" xlink:type="simple" xlink:show="embed" xlink:actuate="onLoad"/></draw:frame>Once you are on the JAAS-J2C authentcation data page, click the <text:span text:style-name="T2">New...</text:span> button to create a new account.</text:p>
      <text:p text:style-name="Text_20_body"><draw:frame draw:style-name="fr4" draw:name="graphics38" text:anchor-type="paragraph" svg:x="0.5516in" svg:y="0.0138in" svg:width="4.6846in" svg:height="1.9319in" draw:z-index="36"><draw:image xlink:href="Pictures/10000201000002B10000011FC68D4BFE.png" xlink:type="simple" xlink:show="embed" xlink:actuate="onLoad"/></draw:frame>Create a new account using the username and password for your database, for example as shown below. We'll use this later when we setup the database connection.</text:p>
      <text:p text:style-name="Text_20_body"><draw:frame draw:style-name="fr4" draw:name="graphics39" text:anchor-type="paragraph" svg:x="0.5736in" svg:y="0.0189in" svg:width="4.4874in" svg:height="2.511in" draw:z-index="37"><draw:image xlink:href="Pictures/10000201000002BA000001640A7F8184.png" xlink:type="simple" xlink:show="embed" xlink:actuate="onLoad"/></draw:frame></text:p>
      <text:h text:style-name="P64" text:outline-level="2">WebSphere: Add JDBC Provider</text:h>
      <text:p text:style-name="Text_20_body">Next, we'll setup a JDBC provider. Start by using the WebSphere console menu to navigate to the <text:span text:style-name="T2">JDBC Providers</text:span> page.</text:p>
      <text:p text:style-name="Text_20_body"><draw:frame draw:style-name="fr4" draw:name="graphics40" text:anchor-type="paragraph" svg:x="0.7382in" svg:y="0.1272in" svg:width="2.3693in" svg:height="1.6634in" draw:z-index="38"><draw:image xlink:href="Pictures/1000020100000117000000BDF3FE3695.png" xlink:type="simple" xlink:show="embed" xlink:actuate="onLoad"/></draw:frame></text:p>
      <text:p text:style-name="Text_20_body">Once you're on the page, you can use the built-in Derby database or you can setup your own database provider. Use the N<text:span text:style-name="T2">ew...</text:span> button to setup a new provider.</text:p>
      <text:p text:style-name="Text_20_body"><draw:frame draw:style-name="fr4" draw:name="graphics41" text:anchor-type="paragraph" svg:x="0.6665in" svg:y="0.0591in" svg:width="5.4189in" svg:height="3.9in" draw:z-index="39"><draw:image xlink:href="Pictures/100002010000029B000001E0A1317DB5.png" xlink:type="simple" xlink:show="embed" xlink:actuate="onLoad"/></draw:frame></text:p>
      <text:p text:style-name="Text_20_body"/>
      <text:p text:style-name="Text_20_body"/>
      <text:p text:style-name="P13">To setup a new provider you need to provide at least the path to the JDBC driver JAR file for the provider and the Implementation class name. The example below shows how this would be done for Derby.</text:p>
      <text:p text:style-name="Text_20_body"><draw:frame draw:style-name="fr4" draw:name="graphics42" text:anchor-type="paragraph" svg:x="0.6984in" svg:y="0.211in" svg:width="5.5898in" svg:height="5.3437in" draw:z-index="40"><draw:image xlink:href="Pictures/10000201000002AA0000028CF54E4980.png" xlink:type="simple" xlink:show="embed" xlink:actuate="onLoad"/></draw:frame></text:p>
      <text:p text:style-name="Text_20_body"/>
      <text:p text:style-name="Text_20_body">Now we're ready to add a JNDI name for our new JDBC Provider.</text:p>
      <text:p text:style-name="Text_20_body"/>
      <text:h text:style-name="P63" text:outline-level="2"/>
      <text:h text:style-name="P64" text:outline-level="2">WebSphere: Add JDBC Datasource</text:h>
      <text:p text:style-name="Text_20_body">Next, we must make the JDBC Provider available to Roller by giving it a JNDI name. Start by navigating to the D<text:span text:style-name="T2">ata sources</text:span> page.</text:p>
      <text:p text:style-name="Text_20_body"><draw:frame draw:style-name="fr4" draw:name="graphics44" text:anchor-type="paragraph" svg:x="0.7492in" svg:y="0.0925in" svg:width="2.3339in" svg:height="1.5827in" draw:z-index="42"><draw:image xlink:href="Pictures/1000020100000117000000BDF3FE3695.png" xlink:type="simple" xlink:show="embed" xlink:actuate="onLoad"/></draw:frame></text:p>
      <text:p text:style-name="Text_20_body">From the Data sources page use the <text:span text:style-name="T2">New... </text:span>button to create a new Data source.</text:p>
      <text:p text:style-name="Text_20_body"><draw:frame draw:style-name="fr4" draw:name="graphics43" text:anchor-type="paragraph" svg:x="0.6783in" svg:y="0.0583in" svg:width="5.6528in" svg:height="3.4555in" draw:z-index="41"><draw:image xlink:href="Pictures/10000201000002B4000001A7F38E7E60.png" xlink:type="simple" xlink:show="embed" xlink:actuate="onLoad"/></draw:frame></text:p>
      <text:p text:style-name="Text_20_body"/>
      <text:p text:style-name="P13">Follow the steps. Use the JNDI name <text:span text:style-name="T4">jdbc/rollerdb</text:span> for the new Data source.</text:p>
      <text:p text:style-name="Text_20_body"><draw:frame draw:style-name="fr4" draw:name="graphics45" text:anchor-type="paragraph" svg:x="0.861in" svg:y="0.0236in" svg:width="5.0299in" svg:height="2.8307in" draw:z-index="43"><draw:image xlink:href="Pictures/10000201000002A30000018564EA6998.png" xlink:type="simple" xlink:show="embed" xlink:actuate="onLoad"/></draw:frame></text:p>
      <text:p text:style-name="Text_20_body">Select the JDBC Provider that you created above.</text:p>
      <text:p text:style-name="Text_20_body"><draw:frame draw:style-name="fr4" draw:name="graphics46" text:anchor-type="paragraph" svg:x="0.9055in" svg:y="0.0583in" svg:width="4.8909in" svg:height="2.5752in" draw:z-index="44"><draw:image xlink:href="Pictures/10000201000002A20000015BEDFB5720.png" xlink:type="simple" xlink:show="embed" xlink:actuate="onLoad"/></draw:frame></text:p>
      <text:p text:style-name="Text_20_body">Use the correct database name for your database.</text:p>
      <text:p text:style-name="Text_20_body"><draw:frame draw:style-name="fr4" draw:name="graphics47" text:anchor-type="paragraph" svg:x="0.8484in" svg:y="0.0654in" svg:width="5.0075in" svg:height="2.4728in" draw:z-index="45"><draw:image xlink:href="Pictures/10000201000002A0000001592D80BCDD.png" xlink:type="simple" xlink:show="embed" xlink:actuate="onLoad"/></draw:frame></text:p>
      <text:p text:style-name="Text_20_body"><text:soft-page-break/></text:p>
      <text:p text:style-name="Text_20_body"/>
      <text:p text:style-name="Text_20_body">When you are done, click Finish to complete the setup.</text:p>
      <text:p text:style-name="Text_20_body"><draw:frame draw:style-name="fr4" draw:name="graphics48" text:anchor-type="paragraph" svg:x="0.2626in" svg:y="0in" svg:width="5.8756in" svg:height="4.8319in" draw:z-index="51"><draw:image xlink:href="Pictures/100000000000029E000002272E29D3F7.png" xlink:type="simple" xlink:show="embed" xlink:actuate="onLoad"/></draw:frame></text:p>
      <text:p text:style-name="Text_20_body">Before we can deploy Roller, we have one more step.</text:p>
      <text:h text:style-name="Heading_20_2" text:outline-level="2">WebSphere: Create Mail Connection</text:h>
      <text:p text:style-name="Text_20_body">To create Roller's Mail connection navigate to the <text:span text:style-name="T2">Mail sessions</text:span> page.</text:p>
      <text:p text:style-name="Text_20_body"><draw:frame draw:style-name="fr4" draw:name="graphics54" text:anchor-type="paragraph" svg:x="0.4764in" svg:y="0in" svg:width="2.4429in" svg:height="2.0402in" draw:z-index="52"><draw:image xlink:href="Pictures/100002010000011A00000114AB7D9AED.png" xlink:type="simple" xlink:show="embed" xlink:actuate="onLoad"/></draw:frame></text:p>
      <text:p text:style-name="Text_20_body"/>
      <text:p text:style-name="Text_20_body"><text:soft-page-break/>On the Mail sessions page, click the New... button to create a new Mail session.</text:p>
      <text:p text:style-name="Text_20_body"><draw:frame draw:style-name="fr4" draw:name="graphics55" text:anchor-type="paragraph" svg:x="0.4236in" svg:y="0.1165in" svg:width="5.0228in" svg:height="2.4618in" draw:z-index="53"><draw:image xlink:href="Pictures/10000201000002B2000001583802E611.png" xlink:type="simple" xlink:show="embed" xlink:actuate="onLoad"/></draw:frame></text:p>
      <text:p text:style-name="Text_20_body">Give the Mail session the name <text:span text:style-name="T4">mail/Session</text:span> and set it up according to the WebSphere and your mail server documentation.</text:p>
      <text:p text:style-name="Text_20_body"><draw:frame draw:style-name="fr4" draw:name="graphics56" text:anchor-type="paragraph" svg:x="0.4346in" svg:y="0.0945in" svg:width="5.1752in" svg:height="4.8543in" draw:z-index="54"><draw:image xlink:href="Pictures/10000201000002D1000002C10F4C95C8.png" xlink:type="simple" xlink:show="embed" xlink:actuate="onLoad"/></draw:frame></text:p>
      <text:h text:style-name="P63" text:outline-level="2"/>
      <text:h text:style-name="P64" text:outline-level="2">WebSphere: Deploy Roller</text:h>
      <text:p text:style-name="Text_20_body">Finally, we're ready to deploy the Roller WAR file to WebSphere. We do this from the <text:span text:style-name="T2">New application</text:span> page.</text:p>
      <text:p text:style-name="Text_20_body"><draw:frame draw:style-name="fr4" draw:name="graphics49" text:anchor-type="paragraph" svg:x="0.5819in" svg:y="0.0937in" svg:width="2.9689in" svg:height="1.2839in" draw:z-index="46"><draw:image xlink:href="Pictures/100002010000011A0000007AF0041775.png" xlink:type="simple" xlink:show="embed" xlink:actuate="onLoad"/></draw:frame></text:p>
      <text:p text:style-name="Text_20_body">On the New Application page, choose <text:span text:style-name="T2">New Enterprise Application</text:span>.</text:p>
      <text:p text:style-name="Text_20_body"><draw:frame draw:style-name="fr4" draw:name="graphics50" text:anchor-type="paragraph" svg:x="0.5272in" svg:y="0in" svg:width="6.4465in" svg:height="2.4091in" draw:z-index="47"><draw:image xlink:href="Pictures/1000020100000330000001313865BA93.png" xlink:type="simple" xlink:show="embed" xlink:actuate="onLoad"/></draw:frame></text:p>
      <text:p text:style-name="Text_20_body">From there, use the <text:span text:style-name="T2">Choose File</text:span> button to select the Roller WAR file in the webapps directory of the Roller installation.</text:p>
      <text:p text:style-name="Text_20_body"><draw:frame draw:style-name="fr4" draw:name="graphics51" text:anchor-type="paragraph" svg:x="0.5189in" svg:y="0in" svg:width="5.7854in" svg:height="2.4783in" draw:z-index="50"><draw:image xlink:href="Pictures/10000201000002B300000128A81999DE.png" xlink:type="simple" xlink:show="embed" xlink:actuate="onLoad"/></draw:frame></text:p>
      <text:p text:style-name="Text_20_body"/>
      <text:p text:style-name="P13">You can use the <text:span text:style-name="T2">Fast Path</text:span> configuration path.</text:p>
      <text:p text:style-name="Text_20_body"><draw:frame draw:style-name="fr4" draw:name="graphics52" text:anchor-type="paragraph" svg:x="0.7091in" svg:y="0.0925in" svg:width="5.0772in" svg:height="1.8665in" draw:z-index="48"><draw:image xlink:href="Pictures/1000020100000277000000E834C451CB.png" xlink:type="simple" xlink:show="embed" xlink:actuate="onLoad"/></draw:frame></text:p>
      <text:p text:style-name="Text_20_body">Refer to the WebSphere documentation for more information. At a minimum you'll need to give Roller an application name, e.g. below we use 'roller'.</text:p>
      <text:p text:style-name="Text_20_body"><draw:frame draw:style-name="fr4" draw:name="graphics53" text:anchor-type="paragraph" svg:x="0.7217in" svg:y="0.0689in" svg:width="5.1618in" svg:height="5.0283in" draw:z-index="49"><draw:image xlink:href="Pictures/10000201000002B8000002A60657B957.png" xlink:type="simple" xlink:show="embed" xlink:actuate="onLoad"/></draw:frame></text:p>
      <text:p text:style-name="Text_20_body">When you're done, click <text:span text:style-name="T2">Finish</text:span> and then <text:span text:style-name="T2">Save</text:span><text:span text:style-name="T31"> to complete the deployment.</text:span></text:p>
      <text:p text:style-name="Text_20_body"><text:span text:style-name="T19">Finally, navigate to </text:span><text:a xlink:type="simple" xlink:href="http://localhost:8080/roller"><text:span text:style-name="T19">http://localhost:9080/roller</text:span></text:a><text:span text:style-name="T19"> to complete the installation.</text:span></text:p>
      <text:p text:style-name="Text_20_body"/>
      <text:h text:style-name="Heading_20_1" text:outline-level="1">Getting started with Roller</text:h>
      <text:p text:style-name="P38">You're not quite done with the installation process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33">Navigate to Roller, if you are using a default Tomcat or Glassfish installation then then URL of Roller is probably </text:span><text:a xlink:type="simple" xlink:href="http://localhost:8080/roller"><text:span text:style-name="T33">http://localhost:8080/roller</text:span></text:a><text:span text:style-name="T33">.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38">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Text_20_body"><draw:frame draw:style-name="fr4" draw:name="graphics7" text:anchor-type="paragraph" svg:x="0.2791in" svg:y="0.1252in" svg:width="6.7929in" svg:height="4.2693in" draw:z-index="0"><draw:image xlink:href="Pictures/10000000000003740000020C79EE0277.png" xlink:type="simple" xlink:show="embed" xlink:actuate="onLoad"/></draw:frame></text:p>
      <text:p text:style-name="Heading_20_4"><text:soft-page-break/>Automatic tables creation</text:p>
      <text:p text:style-name="P38"><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38">If Roller starts up fine but doesn't find a front-page weblog then it will display the Completing Your Installation below that explains how to register your first user, create your first weblog and setup your site's front page.</text:p>
      <text:p text:style-name="P30"><draw:frame draw:style-name="fr4" draw:name="graphics9" text:anchor-type="paragraph" svg:x="0.3118in" svg:y="0.1437in" svg:width="6.328in" svg:height="4.6854in" draw:z-index="2"><draw:image xlink:href="Pictures/1000000000000385000002C3F7289BDC.png" xlink:type="simple" xlink:show="embed" xlink:actuate="onLoad"/></draw:frame></text:p>
      <text:p text:style-name="P38"><text:soft-page-break/>You have to decide what you want as the front-page of your Roller site. If you are using Roller to run your personal weblog, then you probably want your weblog to be the front-page of the site. In this case, create a weblog for yourself, <text:span text:style-name="T15">don't</text:span> choose the front-page theme but <text:span text:style-name="T15">do</text:span> set your weblog as the front-page weblog for the site. </text:p>
      <text:p text:style-name="P38">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33">Don't forget: </text:span>Reset the <text:span text:style-name="T4">installation.type</text:span> flag</text:p>
      <text:p text:style-name="P38">Now that you're done with the installation you should turn off Roller's auto-installation system. Edit your <text:span text:style-name="T4">roller-custom.properties</text:span> file and set <text:span text:style-name="T4">installation.type=manual</text:span>. Then restart your server or Roller so that it accepts the new setting.</text:p>
      <text:p text:style-name="Heading_20_4">What's next?</text:p>
      <text:p text:style-name="Text_20_body"><text:span text:style-name="T33">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span><text:a xlink:type="simple" xlink:href="http://cwiki.apache.org/confluence/display/ROLLER/Roller+Mailing+Lists"><text:span text:style-name="T33">http://cwiki.apache.org/confluence/display/ROLLER/Roller+Mailing+Lists</text:span></text:a><text:line-break/> <text:s text:c="2"/></text:p>
      <text:h text:style-name="Heading_20_1" text:outline-level="1">Configuration tips and tricks</text:h>
      <text:p text:style-name="P38">This section covers some tips and tricks that can help you get the most out of Roller. It covers Roller's Planet feed aggregator and how to setup Roller to use server-provided resources.</text:p>
      <text:h text:style-name="Heading_20_2" text:outline-level="2">Setting up Roller's Planet feed aggregator</text:h>
      <text:p text:style-name="Text_20_body"><text:span text:style-name="T33">Roller includes a RSS/Atom feed aggregator that makes it possible to run a site like </text:span><text:a xlink:type="simple" xlink:href="http://blogs.sun.com/"><text:span text:style-name="T33">http://blogs.sun.com</text:span></text:a><text:span text:style-name="T33">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38">Roller Planet needs a cache directory in which to store the feeds it fetches. By default, Roller Planet will put it's cache in your home directory under <text:span text:style-name="T4">roller_data/planetcache</text:span>. If you want to place the cache somewhere else, you must override the planet.aggregator.cache.dir property in your <text:span text:style-name="T4">roller-custom.properties</text:span> file. For example:</text:p>
      <text:p text:style-name="P22"><text:s text:c="4"/>cache.dir=c:\\roller_data\planetcache</text:p>
      <text:p text:style-name="P22"/>
      <text:p text:style-name="P38">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38">Enable Planet by adding the following to your <text:span text:style-name="T4">roller-custom.properties</text:span> file:</text:p>
      <text:p text:style-name="P27"><text:span text:style-name="T4"><text:s text:c="2"/></text:span><text:span text:style-name="T8">planet.aggregator.enabled=</text:span><text:span text:style-name="T9">true</text:span></text:p>
      <text:p text:style-name="P29"/>
      <text:p text:style-name="P29"><text:span text:style-name="T4"><text:s text:c="3"/># Tasks which are enabled. <text:s/>Only tasks listed here will be run.<text:line-break/> <text:s text:c="2"/>tasks.enabled=ScheduledEntriesTask,ResetHitCountsTask,\<text:line-break/> <text:s text:c="2"/>TurnoverReferersTask,PingQueueTask,</text:span><text:span text:style-name="T7">RefreshRollerPlanetTask,SyncWebsitesTask</text:span></text:p>
      <text:p text:style-name="P29"><text:s text:c="3"/></text:p>
      <text:p text:style-name="P29"><text:s text:c="3"/># Set of page models specifically for site-wide rendering</text:p>
      <text:p text:style-name="P29"><text:s text:c="3"/>rendering.siteModels=\</text:p>
      <text:p text:style-name="P29"><text:s text:c="3"/>org.apache.roller.weblogger.ui.rendering.model.SiteModel,\</text:p>
      <text:p text:style-name="P29"><text:s text:c="3"/><text:span text:style-name="T2">org.apache.roller.weblogger.ui.rendering.model.PlanetModel</text:span></text:p>
      <text:p text:style-name="P34"/>
      <text:p text:style-name="P38">Those property settings enable Planet and enable the Planet tasks, both the <text:span text:style-name="T15">RefreshRollerPlanetTask</text:span>, which runs every hour and fetches all RSS/Atom feed subsciptions, and the <text:span text:style-name="T15">SyncWebsitesTask</text:span>, which runs every midnight and ensures that each weblog in the Roller system is represented by a subscription in the Planet aggregator. To enable usage of the PlanetModel in the front-page weblog, we also override the <text:span text:style-name="T4">rendering.siteModels</text:span> property.</text:p>
      <text:p text:style-name="Text_20_body"/>
      <text:p text:style-name="P11">STEP 3: Configure Planet via Planet custom properties</text:p>
      <text:p text:style-name="P38">Create a new file called <text:span text:style-name="T4">planet-custom.properties</text:span> and place it in the same directory as your existing <text:span text:style-name="T4">roller-custom.properties</text:span> file. In this configuration file, add a property called <text:span text:style-name="T4">cache.dir </text:span>that points to the directory that you'd like Planet to use for caching it's RSS and Atom newsfeeds. The default setting is:</text:p>
      <text:p text:style-name="P38"><text:line-break/> <text:s text:c="4"/><text:span text:style-name="T4">cache.dir=${user.home}/roller_data/planetcache</text:span></text:p>
      <text:p text:style-name="P38">Once you've made those property settings restart Roller and proceed to the next step.</text:p>
      <text:p text:style-name="Heading_20_4">STEP 4: Display your Planet aggregations</text:p>
      <text:p text:style-name="P38">You can use Roller's UI to add external RSS/Atom feeds to the Planet setup. To display these feeds you'll need to do a little template customization. The easier way to get started is to Roller's existing Front-Page theme. Here's how.</text:p>
      <text:p text:style-name="P40">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4"><text:s/><text:span text:style-name="T29"><text:s text:c="2"/>## 1) SITE-WIDE entries (the default)</text:span></text:p>
      <text:p text:style-name="P23"><text:s text:c="3"/><text:span text:style-name="T2">##</text:span>set($pager = $site.getWeblogEntriesPager($since, $maxResults))</text:p>
      <text:p text:style-name="P23"/>
      <text:p text:style-name="P23"><text:s text:c="3"/>## 2) PLANET-entries</text:p>
      <text:p text:style-name="P23"><text:s text:c="3"/><text:span text:style-name="T2">#</text:span>set($pager = $planet.getAggregationPager($since, $maxResults))</text:p>
      <text:p text:style-name="P24"/>
      <text:p text:style-name="P41">With that in place, your front-page will be display your Planet entries. You can find your Planet feeds at the following URLs:</text:p>
      <text:list xml:id="list1666791930" text:style-name="L6">
        <text:list-item>
          <text:p text:style-name="P57"><text:a xlink:type="simple" xlink:href="http://localhost:8080/roller/planetrss"><text:span text:style-name="T26">Main Planet feed<text:line-break/></text:span></text:a><text:a xlink:type="simple" xlink:href="http://localhost:8080/roller/planetrss"><text:span text:style-name="T25">http://localhost:8080/roller/planetrss</text:span></text:a></text:p>
        </text:list-item>
        <text:list-item>
          <text:p text:style-name="P56"><text:a xlink:type="simple" xlink:href="http://localhost:8080/roller/rollerrss"><text:span text:style-name="T26">Per group feed<text:line-break/></text:span></text:a><text:a xlink:type="simple" xlink:href="http://localhost:8080/roller/rollerrss"><text:span text:style-name="T25">http://localhost:8080/roller/planetrss?group=&lt;group-name&gt;</text:span></text:a></text:p>
        </text:list-item>
      </text:list>
      <text:h text:style-name="Heading_20_2" text:outline-level="2" text:is-list-header="true"/>
      <text:h text:style-name="P64" text:outline-level="2">Using Server-provided database and mail resources</text:h>
      <text:p text:style-name="P38">It's easiest to setup your Roller for Tomcat database connection using the 'jdbc' approach and the mail connection using 'properties' but in some cases you might want to use the datasource and mail session resources provided by your application server instead. You might do this for a couple of reasons, for example you might want to take advantage of the database connection pool management that is built into your server. Or, your boss might want everything to be managed via your server's Admin Console. No matter the reason, it's easy to do in Roller.</text:p>
      <text:p text:style-name="P38">Instead of setting up your database and mail connections in <text:span text:style-name="T4">roller-custom.properties</text:span> like this:</text:p>
      <text:p text:style-name="P27"><text:s text:c="3"/>installation.type=auto</text:p>
      <text:p text:style-name="P27"/>
      <text:p text:style-name="P27"><text:s text:c="3"/>database.configurationType=jdbc</text:p>
      <text:p text:style-name="P27"><text:s text:c="3"/>database.jdbc.driverClass=<text:span text:style-name="T14">JDBC driver class name</text:span>]</text:p>
      <text:p text:style-name="P27"><text:s text:c="3"/>database.jdbc.connectionURL=<text:span text:style-name="T14">JDBC connection URL</text:span></text:p>
      <text:p text:style-name="P27"><text:s text:c="3"/>database.jdbc.username=<text:span text:style-name="T14">database username</text:span></text:p>
      <text:p text:style-name="P27"><text:s text:c="3"/>database.jdbc.password=<text:span text:style-name="T14">database password</text:span></text:p>
      <text:p text:style-name="P28"/>
      <text:p text:style-name="P27"><text:s text:c="3"/>mail.configurationType=properties</text:p>
      <text:p text:style-name="P27"><text:s text:c="3"/>mail.hostName=<text:span text:style-name="T14">mail server hostname</text:span></text:p>
      <text:p text:style-name="P27"/>
      <text:p text:style-name="P38">You do it like this:</text:p>
      <text:p text:style-name="P27"><text:s text:c="4"/>installation.type=auto</text:p>
      <text:p text:style-name="P27"/>
      <text:p text:style-name="P27"><text:s text:c="4"/>database.configurationType=jndi</text:p>
      <text:p text:style-name="P27"><text:s text:c="4"/>database.jndi.name=jdbc/rollerdb</text:p>
      <text:p text:style-name="P27"/>
      <text:p text:style-name="P27"><text:s text:c="4"/>mail.configurationType=jndi</text:p>
      <text:p text:style-name="P27"><text:s text:c="4"/>mail.jndi.name=mail/Session</text:p>
      <text:p text:style-name="P27"/>
      <text:p text:style-name="P38">The <text:span text:style-name="T4">database.configurationType=jndi</text:span> setting tells Roller to look up it's datasource via Java Naming and Directory Interface (JNDI). Roller will look for a datasource with the JNDI name <text:span text:style-name="T4">jdbc/rollerdb</text:span>. You must set that datasource up in your server.</text:p>
      <text:p text:style-name="P38">The <text:span text:style-name="T4">mail.configurationType=jndi</text:span> setting tells Roller to look up it's mail sessions via JNDI. Roller will look for a mail session provider with the JNDI name <text:span text:style-name="T4">mail/Session</text:span>. You must set that provider up in your server. Let's discuss how to do that on Tomcat.</text:p>
      <text:p text:style-name="Heading_20_4"/>
      <text:p text:style-name="P11">Setting up database and mail resources on Tomcat </text:p>
      <text:p text:style-name="P38">There are a couple of different ways to setup database and mail resources on Tomcat. One way is to provide a Context Configuration file. Here's how to do that on Tomcat 5.5 and 6.0. </text:p>
      <text:p text:style-name="P38">Before you deploy Roller to Tomcat, create a new Context Configuration file in the installation directory <text:s/><text:span text:style-name="T4">webapp/roller/META-INF</text:span>. You'll find an example configuration file there, shown below. Rename it from <text:span text:style-name="T4">context.xml-example</text:span> to <text:span text:style-name="T4">context.xml</text:span> and substitute the correct values for your system where you see the <text:span text:style-name="T2">bold</text:span> text. </text:p>
      <text:p text:style-name="P34"><text:s text:c="2"/><text:span text:style-name="T34"><text:s text:c="2"/>&lt;Context path="/roller" docBase="</text:span><text:span text:style-name="T35">/usr/local/rollerweblogger-5.0.0-for-tomcat/webapp/roller-5.0.0-tomcat.war</text:span><text:span text:style-name="T34">" debug="0"&gt;</text:span></text:p>
      <text:p text:style-name="P25"/>
      <text:p text:style-name="P25"><text:s text:c="8"/>&lt;Resource name="jdbc/rollerdb" auth="Container" type="javax.sql.DataSource"</text:p>
      <text:p text:style-name="P25"><text:s text:c="12"/>driverClassName="<text:span text:style-name="T2">com.mysql.jdbc.Driver</text:span>"</text:p>
      <text:p text:style-name="P25"><text:s text:c="12"/>url="<text:span text:style-name="T2">jdbc:mysql://localhost:3306/rollerdb?autoReconnect=true&amp;amp;useUnicode=true&amp;amp;characterEncoding=utf-8&amp;amp;mysqlEncoding=utf8</text:span>"</text:p>
      <text:p text:style-name="P25"><text:s text:c="12"/>username="<text:span text:style-name="T2">scott</text:span>"</text:p>
      <text:p text:style-name="P25"><text:s text:c="12"/>password="<text:span text:style-name="T2">tiger</text:span>"</text:p>
      <text:p text:style-name="P25"><text:s text:c="12"/>maxActive="20" maxIdle="3" removeAbandoned="true" maxWait="3000" /&gt;</text:p>
      <text:p text:style-name="P25"/>
      <text:p text:style-name="P25"><text:s text:c="8"/>&lt;Resource name="mail/Session" auth="Container" type="javax.mail.Session" </text:p>
      <text:p text:style-name="P25"><text:s text:c="12"/>mail.smtp.host="<text:span text:style-name="T2">mailhost.example.com</text:span>" /&gt;</text:p>
      <text:p text:style-name="P25"><text:s text:c="4"/>&lt;/Context&gt;</text:p>
      <text:p text:style-name="P38"/>
      <text:p text:style-name="P38">Once your context.xml file is in place, deploy Roller to Tomcat as described in <text:span text:style-name="T2">Section 7</text:span>.</text:p>
      <text:h text:style-name="Heading_20_2" text:outline-level="2">Manual table creation and upgrade</text:h>
      <text:p text:style-name="P38">If you would rather create your database tables yourself instead of letting Roller do it automatically, you can. Instead of enabling automatic installation you should disable it by putting this in your <text:span text:style-name="T4">roller-custom.properties</text:span> file:</text:p>
      <text:p text:style-name="P27"><text:s text:c="4"/>installation.type=manual</text:p>
      <text:p text:style-name="P27"/>
      <text:p text:style-name="P38">Now you've got to run the database creation script. You can find the database creation scripts in the <text:span text:style-name="T4">webapp/roller/WEB-INF/classes/dbscripts</text:span> directory. You'll find a <text:span text:style-name="T4">createdb.sql</text:span> script for each of the databases we hope to support.</text:p>
      <text:p text:style-name="P38">And if you are upgrading Roller, you'll have to run the migration scripts. You'll find those under the <text:span text:style-name="T4">dbscripts</text:span> directory too.</text:p>
      <text:h text:style-name="Heading_20_1" text:outline-level="1">Upgrading Roller</text:h>
      <text:p text:style-name="P38">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38">Before you get started with your upgrade, shutdown your existing Roller install and make a backup of your Roller data. </text:p>
      <text:p text:style-name="P38">Backup your database to somewhere safe on your system or to a remote file-system. Here are a couple of examples: of how to do that on various databases:</text:p>
      <text:list xml:id="list1770898944" text:style-name="L7">
        <text:list-item>
          <text:p text:style-name="P58">On MySQL you create a dump file<text:line-break/><text:span text:style-name="T27">mysqldump -u scott -p rollerdb &gt; /somewhere/safe/roller.dmp</text:span></text:p>
        </text:list-item>
        <text:list-item>
          <text:p text:style-name="P58">With PostgreSQL you can do the same thing<text:line-break/><text:span text:style-name="T27">pg_dump -h 127.0.0.1 -W -U scott rollerdb &gt; /somewhere/safe/roller.db</text:span></text:p>
        </text:list-item>
      </text:list>
      <text:p text:style-name="P38">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38">When you first start Roller 5.0 it will migrate your old file uploads to the new Media Blogging system. If this is to work properly you <text:span text:style-name="T2">MUST</text:span> ensure that the three properties below are set correctly before you start Roller 5.0 for the first time.</text:p>
      <text:p text:style-name="P38"/>
      <text:p text:style-name="P35"><text:s text:c="4"/># The directory in which Roller 5.0 will upload files</text:p>
      <text:p text:style-name="P35"><text:s text:c="4"/>mediafiles.storage.dir=${user.home}/roller_data/mediafiles</text:p>
      <text:p text:style-name="P35"/>
      <text:p text:style-name="P35"><text:s text:c="4"/># The directory in which Roller 4.0 uploaded files</text:p>
      <text:p text:style-name="P35"><text:s text:c="4"/>uploads.dir=${user.home}/roller_data/uploads</text:p>
      <text:p text:style-name="P35"/>
      <text:p text:style-name="P35"><text:s text:c="4"/># Set to true to enable migration </text:p>
      <text:p text:style-name="P35"><text:s text:c="4"/>uploads.migrate.auto=true</text:p>
      <text:p text:style-name="P44"/>
      <text:p text:style-name="P38">The <text:span text:style-name="T4">mediafiles.storage.dir</text:span> property should be set to the location where you would like to store uploaded files. The <text:span text:style-name="T4">uploads.dir</text:span> property should be set to the location where you stored uploaded files in Roller 4.0.</text:p>
      <text:h text:style-name="P64" text:outline-level="2">Install and startup the new Roller <text:bookmark text:name="ref-UpgradeGuide_2.1-2"/></text:h>
      <text:p text:style-name="P38">Follow the normal installation instructions for the new version of Roller, but...</text:p>
      <text:list xml:id="list1298310937" text:style-name="L8">
        <text:list-item>
          <text:p text:style-name="P53">When creating your <text:span text:style-name="T4">roller-custom.properites</text:span>, copy of your old one. Carefully review each property and compare it to the property settings in the Roller property file in <text:span text:style-name="T2">Section 11</text:span>. </text:p>
        </text:list-item>
        <text:list-item>
          <text:p text:style-name="P53">Don't create a new database for Roller. Instead point Roller to your existing Roller database. <text:span text:style-name="T2">This is completely safe because you created a backup of your database, right?</text:span></text:p>
        </text:list-item>
      </text:list>
      <text:p text:style-name="P38">When you deploy and startup, Roller will detect that your database needs to be upgraded and it will offer to run each of the migrations scripts necessary to upgrade you from your old version to the new version of Roller.</text:p>
      <text:p text:style-name="P38"><text:span text:style-name="T2">NOTE</text:span>: You can run the database scripts manually too, see <text:span text:style-name="T2">Section 9.4</text:span>.</text:p>
      <text:p text:style-name="P38"><text:span text:style-name="T2">NOTE</text:span>: On Tomcat, before startup you should delete the contents of the Tomcat work directory</text:p>
      <text:h text:style-name="Heading_20_1" text:outline-level="1">roller.properties</text:h>
      <text:p text:style-name="P26"># Licensed to the Apache Software Foundation (ASF) under one or more</text:p>
      <text:p text:style-name="P26"># <text:s/>contributor license agreements. <text:s/>The ASF licenses this file to You</text:p>
      <text:p text:style-name="P26"># under the Apache License, Version 2.0 (the "License"); you may not</text:p>
      <text:p text:style-name="P26"># use this file except in compliance with the License.</text:p>
      <text:p text:style-name="P26"># You may obtain a copy of the License at</text:p>
      <text:p text:style-name="P26">#</text:p>
      <text:p text:style-name="P26"># <text:s text:c="4"/>http://www.apache.org/licenses/LICENSE-2.0</text:p>
      <text:p text:style-name="P26">#</text:p>
      <text:p text:style-name="P26"># Unless required by applicable law or agreed to in writing, software</text:p>
      <text:p text:style-name="P26"># distributed under the License is distributed on an "AS IS" BASIS,</text:p>
      <text:p text:style-name="P26"># WITHOUT WARRANTIES OR CONDITIONS OF ANY KIND, either express or implied.</text:p>
      <text:p text:style-name="P26"># See the License for the specific language governing permissions and</text:p>
      <text:p text:style-name="P26"># limitations under the License. <text:s/>For additional information regarding</text:p>
      <text:p text:style-name="P26"># copyright in this work, please see the NOTICE file in the top level</text:p>
      <text:p text:style-name="P26"># directory of this distribution.</text:p>
      <text:p text:style-name="P26"/>
      <text:p text:style-name="P26"># roller.properties</text:p>
      <text:p text:style-name="P26">#</text:p>
      <text:p text:style-name="P26"># This file is for meant for Roller deployment properties</text:p>
      <text:p text:style-name="P26"># Any properties that don't change at runtime are defined here</text:p>
      <text:p text:style-name="P26">#</text:p>
      <text:p text:style-name="P26"># You can override the values in this file in a couple ways ..</text:p>
      <text:p text:style-name="P26"># <text:s text:c="2"/>1. define a roller-custom.properties file and place it somewhere</text:p>
      <text:p text:style-name="P26"># <text:s text:c="6"/>at the root of one of your classpath locations.</text:p>
      <text:p text:style-name="P26"># <text:s text:c="6"/>for example:</text:p>
      <text:p text:style-name="P26"># <text:s text:c="10"/>$TOMCAT_HOME/common/classes</text:p>
      <text:p text:style-name="P26"># <text:s text:c="10"/>$ROLLER_LOCATION/WEB-INF/classes</text:p>
      <text:p text:style-name="P26">#</text:p>
      <text:p text:style-name="P26"># <text:s text:c="2"/>2. specify a custom properties file via jvm option</text:p>
      <text:p text:style-name="P26"># <text:s text:c="6"/>example:</text:p>
      <text:p text:style-name="P26"># <text:s text:c="10"/>roller.custom.config=/path/to/properties/file</text:p>
      <text:p text:style-name="P26">#</text:p>
      <text:p text:style-name="P26"># <text:s text:c="2"/>**NOTE: if you run multiple instances of roller on the same server</text:p>
      <text:p text:style-name="P26"># <text:s text:c="10"/>then you should beware of the fact that the override options above</text:p>
      <text:p text:style-name="P26"># <text:s text:c="10"/>may affect *all* of you running instances. <text:s/>if you want to do</text:p>
      <text:p text:style-name="P26"># <text:s text:c="10"/>custom overrides for each instance then you must do it by</text:p>
      <text:p text:style-name="P26"># <text:s text:c="10"/>placing a roller-custom.properties file at WEB-INF/classes/ in</text:p>
      <text:p text:style-name="P26"># <text:s text:c="10"/>each of you roller installations.</text:p>
      <text:p text:style-name="P26">#</text:p>
      <text:p text:style-name="P26"># properties in this file are accessed like this ...</text:p>
      <text:p text:style-name="P26"># <text:s text:c="3"/>WebloggerConfig.getProperty("propname");</text:p>
      <text:p text:style-name="P26"/>
      <text:p text:style-name="P26"/>
      <text:p text:style-name="P26">#-----------------------------------------------------------------------------</text:p>
      <text:p text:style-name="P26"># Table of contents</text:p>
      <text:p text:style-name="P26">#-----------------------------------------------------------------------------</text:p>
      <text:p text:style-name="P26"/>
      <text:p text:style-name="P26"># -- Required configuration settings</text:p>
      <text:p text:style-name="P26"># -- Directory settings</text:p>
      <text:p text:style-name="P26"># -- Feature specific settings</text:p>
      <text:p text:style-name="P26"># -- Scheduled tasks configuration</text:p>
      <text:p text:style-name="P26"># -- Cache configuratation</text:p>
      <text:p text:style-name="P26"># -- User management and security settings</text:p>
      <text:p text:style-name="P26"># -- Rendering system</text:p>
      <text:p text:style-name="P26"># -- Weblog ping system</text:p>
      <text:p text:style-name="P26"># -- Pluggable backend, page and editor plugins</text:p>
      <text:p text:style-name="P26"># -- Log4j logging settings</text:p>
      <text:p text:style-name="P26"># -- Other settings</text:p>
      <text:p text:style-name="P26"># -- Experimental, deprecated and "undocumented" settings</text:p>
      <text:p text:style-name="P26"/>
      <text:p text:style-name="P26"/>
      <text:p text:style-name="P26"/>
      <text:p text:style-name="P12">#-----------------------------------------------------------------------------</text:p>
      <text:p text:style-name="P26"># Required configuration settings</text:p>
      <text:p text:style-name="P26">#-----------------------------------------------------------------------------</text:p>
      <text:p text:style-name="P26"/>
      <text:p text:style-name="P26"># Installation type 'auto' or 'manual'</text:p>
      <text:p text:style-name="P26"># - Set to 'auto' if you'd like tables to be auto-created if they are not found</text:p>
      <text:p text:style-name="P26"># <text:s text:c="2"/>on startup and auto-upgraded if they need it.</text:p>
      <text:p text:style-name="P26"># - Set to 'manual' if you'd want to run the SQL scripts by hand. </text:p>
      <text:p text:style-name="P26">installation.type=manual</text:p>
      <text:p text:style-name="P26"/>
      <text:p text:style-name="P26">#---------------------------------</text:p>
      <text:p text:style-name="P26"># Database configuration settings</text:p>
      <text:p text:style-name="P26"/>
      <text:p text:style-name="P26"># Specify database configuration type of 'jndi' or 'jdbc'</text:p>
      <text:p text:style-name="P26">database.configurationType=jndi</text:p>
      <text:p text:style-name="P26"/>
      <text:p text:style-name="P26"># For database configuration type 'jndi',this will be used</text:p>
      <text:p text:style-name="P26">database.jndi.name=jdbc/rollerdb</text:p>
      <text:p text:style-name="P26"/>
      <text:p text:style-name="P26"># For database configuration type of 'jdbc', you MUST override these</text:p>
      <text:p text:style-name="P26">database.jdbc.driverClass=</text:p>
      <text:p text:style-name="P26">database.jdbc.connectionURL=</text:p>
      <text:p text:style-name="P26">database.jdbc.username=</text:p>
      <text:p text:style-name="P26">database.jdbc.password=</text:p>
      <text:p text:style-name="P26"/>
      <text:p text:style-name="P26">#---------------------------------</text:p>
      <text:p text:style-name="P26"># Mail server connection parameters</text:p>
      <text:p text:style-name="P26"/>
      <text:p text:style-name="P26"># Specify mail configuration type of 'jndi' or 'properties'</text:p>
      <text:p text:style-name="P26">mail.configurationType=jndi</text:p>
      <text:p text:style-name="P26"/>
      <text:p text:style-name="P26"># For mail configuration type 'jndi', this will be used</text:p>
      <text:p text:style-name="P26">mail.jndi.name=mail/Session</text:p>
      <text:p text:style-name="P26"/>
      <text:p text:style-name="P26"># For mail configuration type of 'properties', you MUST override hostname</text:p>
      <text:p text:style-name="P26">mail.hostname=</text:p>
      <text:p text:style-name="P26"/>
      <text:p text:style-name="P26"># Only override mail username and password if your mail server requires them</text:p>
      <text:p text:style-name="P26">#mail.username=</text:p>
      <text:p text:style-name="P26">#mail.password=</text:p>
      <text:p text:style-name="P26"/>
      <text:p text:style-name="P26"/>
      <text:p text:style-name="P26">#-----------------------------------------------------------------------------</text:p>
      <text:p text:style-name="P26"># Directory settings</text:p>
      <text:p text:style-name="P26">#-----------------------------------------------------------------------------</text:p>
      <text:p text:style-name="P26"/>
      <text:p text:style-name="P26"># The directory in which Roller will upload files</text:p>
      <text:p text:style-name="P26">mediafiles.storage.dir=${user.home}/roller_data/mediafiles</text:p>
      <text:p text:style-name="P26"/>
      <text:p text:style-name="P26"># The context path under which resoures will be made available</text:p>
      <text:p text:style-name="P26">mediafile.resource.url=/resources</text:p>
      <text:p text:style-name="P26"/>
      <text:p text:style-name="P26"># The directory in which Roller will upload files</text:p>
      <text:p text:style-name="P26">uploads.dir=${user.home}/roller_data/uploads</text:p>
      <text:p text:style-name="P26"/>
      <text:p text:style-name="P26"># The context path under which resoures will be made available</text:p>
      <text:p text:style-name="P26">uploads.url=/resources</text:p>
      <text:p text:style-name="P26"/>
      <text:p text:style-name="P26"># Migrate old file resoures to Roller 5.0 Mediafile Storage automatically</text:p>
      <text:p text:style-name="P26">uploads.migrate.auto=true</text:p>
      <text:p text:style-name="P26"/>
      <text:p text:style-name="P26"># Directory in which search index is to be created </text:p>
      <text:p text:style-name="P26"># (delete this directory to force Roller to recreate the entire search index)</text:p>
      <text:p text:style-name="P26">search.index.dir=${user.home}/roller_data/search-index</text:p>
      <text:p text:style-name="P26"/>
      <text:p text:style-name="P26"># The directory in which Roller will look for themes</text:p>
      <text:p text:style-name="P26">themes.dir=${webapp.context}</text:p>
      <text:p text:style-name="P26"/>
      <text:p text:style-name="P26"/>
      <text:p text:style-name="P26"/>
      <text:p text:style-name="P12">#-----------------------------------------------------------------------------</text:p>
      <text:p text:style-name="P26"># Feature specific settings</text:p>
      <text:p text:style-name="P26">#-----------------------------------------------------------------------------</text:p>
      <text:p text:style-name="P26"/>
      <text:p text:style-name="P26"># True to enable group blogging. False to prevent users from creating more </text:p>
      <text:p text:style-name="P26"># than one weblog and from joining other weblogs.</text:p>
      <text:p text:style-name="P26">groupblogging.enabled=true</text:p>
      <text:p text:style-name="P26"/>
      <text:p text:style-name="P26">#----------------------------------</text:p>
      <text:p text:style-name="P26"># search</text:p>
      <text:p text:style-name="P26"/>
      <text:p text:style-name="P26"># Enables indexing of weblog entries and comments and enables search servlet</text:p>
      <text:p text:style-name="P26">search.enabled=true</text:p>
      <text:p text:style-name="P26"/>
      <text:p text:style-name="P26"># Whether or not to include comments in the search index. <text:s/>If this</text:p>
      <text:p text:style-name="P26"># is false, comments are not included in the index.</text:p>
      <text:p text:style-name="P26">search.index.comments=true</text:p>
      <text:p text:style-name="P26"/>
      <text:p text:style-name="P26">#----------------------------------</text:p>
      <text:p text:style-name="P26"># comments and trackbacks</text:p>
      <text:p text:style-name="P26"/>
      <text:p text:style-name="P26">comment.notification.hideCommenterAddresses=false</text:p>
      <text:p text:style-name="P26"/>
      <text:p text:style-name="P26"># comment throttleing</text:p>
      <text:p text:style-name="P26">comment.throttle.enabled=false</text:p>
      <text:p text:style-name="P26">comment.throttle.threshold=25</text:p>
      <text:p text:style-name="P26">comment.throttle.interval=60</text:p>
      <text:p text:style-name="P26">comment.throttle.maxentries=250</text:p>
      <text:p text:style-name="P26"/>
      <text:p text:style-name="P26"># Plugable comment authentication</text:p>
      <text:p text:style-name="P26">comment.authenticator.classname=\</text:p>
      <text:p text:style-name="P26">org.apache.roller.weblogger.ui.rendering.plugins.comments.MathCommentAuthenticator</text:p>
      <text:p text:style-name="P26"/>
      <text:p text:style-name="P26"># pluggable comment validation</text:p>
      <text:p text:style-name="P26">comment.validator.classnames=\</text:p>
      <text:p text:style-name="P26">org.apache.roller.weblogger.ui.rendering.plugins.comments.BlacklistCommentValidator,\</text:p>
      <text:p text:style-name="P26">org.apache.roller.weblogger.ui.rendering.plugins.comments.ExcessLinksCommentValidator,\</text:p>
      <text:p text:style-name="P26">org.apache.roller.weblogger.ui.rendering.plugins.comments.ExcessSizeCommentValidator</text:p>
      <text:p text:style-name="P26">#org.apache.roller.weblogger.ui.rendering.plugins.comments.AkismetCommentValidator</text:p>
      <text:p text:style-name="P26"/>
      <text:p text:style-name="P26">comment.validator.excessLinks.threshold=3</text:p>
      <text:p text:style-name="P26">comment.validator.excessSize.threshold=1000</text:p>
      <text:p text:style-name="P26">#comment.validator.akismet.key=&lt;get one at wordpress.com&gt;</text:p>
      <text:p text:style-name="P26"/>
      <text:p text:style-name="P26"># pluggable comment formatters</text:p>
      <text:p text:style-name="P26">comment.formatter.classnames=\</text:p>
      <text:p text:style-name="P26">org.apache.roller.weblogger.business.plugins.comment.LinkMarkupPlugin,\</text:p>
      <text:p text:style-name="P26">org.apache.roller.weblogger.business.plugins.comment.AutoformatPlugin,\</text:p>
      <text:p text:style-name="P26">org.apache.roller.weblogger.business.plugins.comment.HTMLSubsetPlugin</text:p>
      <text:p text:style-name="P26"/>
      <text:p text:style-name="P26"># enables site full blacklist check on comment posts (default: true)</text:p>
      <text:p text:style-name="P26">site.blacklist.enable.comments=true</text:p>
      <text:p text:style-name="P26"/>
      <text:p text:style-name="P26"># enables site full blacklist check at time of trackback post (default: true)</text:p>
      <text:p text:style-name="P26">site.blacklist.enable.trackbacks=true</text:p>
      <text:p text:style-name="P26"/>
      <text:p text:style-name="P26"># enables partial blacklist check (not including blacklist.txt) for each incoming referrer</text:p>
      <text:p text:style-name="P26">site.blacklist.enable.referrers=true</text:p>
      <text:p text:style-name="P26"/>
      <text:p text:style-name="P26"># Trackback protection. Set this only if you need to limit the URLs to</text:p>
      <text:p text:style-name="P26"># which users may send trackbacks. Regex expressions are allowed, for example:</text:p>
      <text:p text:style-name="P26"># trackback.allowedURLs=http://w3.ibm.com/.*||http://another.example.com/.*</text:p>
      <text:p text:style-name="P26">trackback.allowedURLs=</text:p>
      <text:p text:style-name="P26"/>
      <text:p text:style-name="P26"/>
      <text:p text:style-name="P26">#----------------------------------</text:p>
      <text:p text:style-name="P26"># Planet Aggregator settings</text:p>
      <text:p text:style-name="P26"/>
      <text:p text:style-name="P26"># Set to true to enable the Planet aggregator. You also need to enable the </text:p>
      <text:p text:style-name="P26"># RefreshRollerPlanetTask task below to get the feed fetcher running.</text:p>
      <text:p text:style-name="P26">planet.aggregator.enabled=false</text:p>
      <text:p text:style-name="P26"/>
      <text:p text:style-name="P26"># Planet backend guice module, customized for use with Weblogger</text:p>
      <text:p text:style-name="P26">planet.aggregator.guice.module=\</text:p>
      <text:p text:style-name="P26">org.apache.roller.weblogger.planet.business.jpa.RollerPlanetModule</text:p>
      <text:p text:style-name="P26"/>
      <text:p text:style-name="P26"><text:soft-page-break/></text:p>
      <text:p text:style-name="P26">#----------------------------------</text:p>
      <text:p text:style-name="P26"># referrer processing</text:p>
      <text:p text:style-name="P26"/>
      <text:p text:style-name="P26"># Enable built-in referrer processing?</text:p>
      <text:p text:style-name="P26">referrers.processing.enabled=true</text:p>
      <text:p text:style-name="P26"/>
      <text:p text:style-name="P26"># Change to true if you want to process referrers asynchronously.</text:p>
      <text:p text:style-name="P26"># You can choose how many threads to use and sleep time (in seconds) </text:p>
      <text:p text:style-name="P26">referrers.asyncProcessing.enabled=false</text:p>
      <text:p text:style-name="P26">referrers.queue.numWorkers=3</text:p>
      <text:p text:style-name="P26">referrers.queue.sleepTime=10</text:p>
      <text:p text:style-name="P26"/>
      <text:p text:style-name="P26"># Robot check in referral processing. <text:s/>If this pattern is set and the User-Agent </text:p>
      <text:p text:style-name="P26"># in the request matches this pattern, all referral processing is skipped; this</text:p>
      <text:p text:style-name="P26"># means that the referral spam check is skipped, the request is allowed to </text:p>
      <text:p text:style-name="P26"># proceed, but the referrer is not recorded and hit count is not incremented. <text:s/></text:p>
      <text:p text:style-name="P26"># Recommended for large sites that get a lot of legitimate crawler bot traffic.</text:p>
      <text:p text:style-name="P26"># The pattern here is a suggestion that has been reported to work well.</text:p>
      <text:p text:style-name="P26">#referrer.robotCheck.userAgentPattern=.*(slurp|bot|java).*</text:p>
      <text:p text:style-name="P26"/>
      <text:p text:style-name="P26"/>
      <text:p text:style-name="P26">#-----------------------------------------------------------------------------</text:p>
      <text:p text:style-name="P26"># Scheduled tasks configuration</text:p>
      <text:p text:style-name="P26">#-----------------------------------------------------------------------------</text:p>
      <text:p text:style-name="P26"/>
      <text:p text:style-name="P26"># Scheduled Background Tasks ... all times are in minutes.</text:p>
      <text:p text:style-name="P26">#</text:p>
      <text:p text:style-name="P26"># Task properties should follow the given format ...</text:p>
      <text:p text:style-name="P26"># <text:s text:c="4"/>tasks.&lt;taskname&gt;.&lt;prop&gt;=&lt;value&gt;</text:p>
      <text:p text:style-name="P26">#</text:p>
      <text:p text:style-name="P26"># The *enabled* tasks are defined by tasks.enabled=&lt;taskname&gt;[,&lt;taskname&gt;]</text:p>
      <text:p text:style-name="P26"/>
      <text:p text:style-name="P26"># Tasks which are enabled. <text:s/>Only tasks listed here will be run.</text:p>
      <text:p text:style-name="P26">tasks.enabled=ScheduledEntriesTask,ResetHitCountsTask,TurnoverReferersTask,PingQueueTask</text:p>
      <text:p text:style-name="P26"/>
      <text:p text:style-name="P26"># client identifier. <text:s/>should be unique for each instance in a cluster.</text:p>
      <text:p text:style-name="P26">tasks.clientId=defaultClientId</text:p>
      <text:p text:style-name="P26"/>
      <text:p text:style-name="P26"># Publish scheduled weblog entries</text:p>
      <text:p text:style-name="P26">tasks.ScheduledEntriesTask.class=org.apache.roller.weblogger.business.runnable.ScheduledEntriesTask</text:p>
      <text:p text:style-name="P26">tasks.ScheduledEntriesTask.startTime=immediate</text:p>
      <text:p text:style-name="P26">tasks.ScheduledEntriesTask.interval=1</text:p>
      <text:p text:style-name="P26">tasks.ScheduledEntriesTask.leaseTime=30</text:p>
      <text:p text:style-name="P26"/>
      <text:p text:style-name="P26"># Reset hit counts</text:p>
      <text:p text:style-name="P26">tasks.ResetHitCountsTask.class=org.apache.roller.weblogger.business.runnable.ResetHitCountsTask</text:p>
      <text:p text:style-name="P26">tasks.ResetHitCountsTask.startTime=startOfDay</text:p>
      <text:p text:style-name="P26">tasks.ResetHitCountsTask.interval=1440</text:p>
      <text:p text:style-name="P26">tasks.ResetHitCountsTask.leaseTime=30</text:p>
      <text:p text:style-name="P26"/>
      <text:p text:style-name="P26"># Reset referer counts</text:p>
      <text:p text:style-name="P26">tasks.TurnoverReferersTask.class=org.apache.roller.weblogger.business.runnable.TurnoverReferersTask</text:p>
      <text:p text:style-name="P26">tasks.TurnoverReferersTask.startTime=startOfDay</text:p>
      <text:p text:style-name="P26">tasks.TurnoverReferersTask.interval=1440</text:p>
      <text:p text:style-name="P26">tasks.TurnoverReferersTask.leaseTime=30</text:p>
      <text:p text:style-name="P26"/>
      <text:p text:style-name="P26"># Ping processor, does sending of pings</text:p>
      <text:p text:style-name="P26">tasks.PingQueueTask.class=org.apache.roller.weblogger.business.pings.PingQueueTask</text:p>
      <text:p text:style-name="P26">tasks.PingQueueTask.startTime=immediate</text:p>
      <text:p text:style-name="P26">tasks.PingQueueTask.interval=5</text:p>
      <text:p text:style-name="P26">tasks.PingQueueTask.leaseTime=30</text:p>
      <text:p text:style-name="P26"/>
      <text:p text:style-name="P26"># Sync Roller weblogs with planet</text:p>
      <text:p text:style-name="P26">tasks.SyncWebsitesTask.class=org.apache.roller.weblogger.planet.tasks.SyncWebsitesTask</text:p>
      <text:p text:style-name="P26">tasks.SyncWebsitesTask.startTime=startOfDay</text:p>
      <text:p text:style-name="P26">tasks.SyncWebsitesTask.interval=1440</text:p>
      <text:p text:style-name="P26">tasks.SyncWebsitesTask.leaseTime=30</text:p>
      <text:p text:style-name="P26"/>
      <text:p text:style-name="P26"># Refresh entries for planet feeds</text:p>
      <text:p text:style-name="P26">tasks.RefreshRollerPlanetTask.class=org.apache.roller.weblogger.planet.tasks.RefreshRollerPlanetTask</text:p>
      <text:p text:style-name="P26">tasks.RefreshRollerPlanetTask.startTime=startOfHour</text:p>
      <text:p text:style-name="P26">tasks.RefreshRollerPlanetTask.interval=60</text:p>
      <text:p text:style-name="P26">tasks.RefreshRollerPlanetTask.leaseTime=30</text:p>
      <text:p text:style-name="P26"/>
      <text:p text:style-name="P26"># Technorati rankings for planet feeds</text:p>
      <text:p text:style-name="P26"><text:soft-page-break/>tasks.TechnoratiRankingsTask.class=org.apache.roller.weblogger.planet.tasks.TechnoratiRankingsTask</text:p>
      <text:p text:style-name="P26">tasks.TechnoratiRankingsTask.startTime=startOfDay</text:p>
      <text:p text:style-name="P26">tasks.TechnoratiRankingsTask.interval=1440</text:p>
      <text:p text:style-name="P26">tasks.TechnoratiRankingsTask.leaseTime=30</text:p>
      <text:p text:style-name="P26"/>
      <text:p text:style-name="P26"/>
      <text:p text:style-name="P26">#-----------------------------------------------------------------------------</text:p>
      <text:p text:style-name="P26"># Cache configuratation</text:p>
      <text:p text:style-name="P26">#-----------------------------------------------------------------------------</text:p>
      <text:p text:style-name="P26"/>
      <text:p text:style-name="P26"># Remember... times are in seconds</text:p>
      <text:p text:style-name="P26"># Default settings suitable for 100 user system</text:p>
      <text:p text:style-name="P26"/>
      <text:p text:style-name="P26"># Cache properties all follow the given format ...</text:p>
      <text:p text:style-name="P26"># <text:s text:c="4"/>cache.&lt;cache_id&gt;.&lt;prop&gt;=&lt;value&gt;</text:p>
      <text:p text:style-name="P26"># we then pass all &lt;prop&gt;=&lt;value&gt; pairs into the cache manager when the cache</text:p>
      <text:p text:style-name="P26"># is being constructed. <text:s/>this makes it easy to add cache properties that can</text:p>
      <text:p text:style-name="P26"># be used by the specified CacheFactory you are using.</text:p>
      <text:p text:style-name="P26">#</text:p>
      <text:p text:style-name="P26"># NOTE: it is expected that property validation happens in the CacheFactory</text:p>
      <text:p text:style-name="P26"/>
      <text:p text:style-name="P26"># The default cache implementation we want to use</text:p>
      <text:p text:style-name="P26">cache.defaultFactory=org.apache.roller.weblogger.util.cache.ExpiringLRUCacheFactoryImpl</text:p>
      <text:p text:style-name="P26">cache.customHandlers=</text:p>
      <text:p text:style-name="P26"/>
      <text:p text:style-name="P26"># set "true" to NOT cache the custom pages for users who are logged in</text:p>
      <text:p text:style-name="P26">cache.excludeOwnerEditPages=false</text:p>
      <text:p text:style-name="P26"/>
      <text:p text:style-name="P26"># This sets how many minutes into the future we look to prepare</text:p>
      <text:p text:style-name="P26"># entries posted into the future which need to be invalidated from the cache.</text:p>
      <text:p text:style-name="P26"># It is very unlikely that this should ever need to be changed</text:p>
      <text:p text:style-name="P26">cache.futureInvalidations.peerTime=3</text:p>
      <text:p text:style-name="P26"/>
      <text:p text:style-name="P26"># Site-wide cache (all content for site-wide frontpage weblog)</text:p>
      <text:p text:style-name="P26">cache.sitewide.enabled=true</text:p>
      <text:p text:style-name="P26">cache.sitewide.size=50</text:p>
      <text:p text:style-name="P26">cache.sitewide.timeout=1800</text:p>
      <text:p text:style-name="P26"/>
      <text:p text:style-name="P26"># Weblog page cache (all the weblog content)</text:p>
      <text:p text:style-name="P26">cache.weblogpage.enabled=true</text:p>
      <text:p text:style-name="P26">cache.weblogpage.size=400</text:p>
      <text:p text:style-name="P26">cache.weblogpage.timeout=3600</text:p>
      <text:p text:style-name="P26"/>
      <text:p text:style-name="P26"># Feed cache (xml feeds like rss, atom, etc)</text:p>
      <text:p text:style-name="P26">cache.weblogfeed.enabled=true</text:p>
      <text:p text:style-name="P26">cache.weblogfeed.size=200</text:p>
      <text:p text:style-name="P26">cache.weblogfeed.timeout=3600</text:p>
      <text:p text:style-name="P26"/>
      <text:p text:style-name="P26"># Planet cache (planet page and rss feed)</text:p>
      <text:p text:style-name="P26">cache.planet.enabled=true</text:p>
      <text:p text:style-name="P26">cache.planet.size=10</text:p>
      <text:p text:style-name="P26">cache.planet.timeout=1800</text:p>
      <text:p text:style-name="P26"/>
      <text:p text:style-name="P26"/>
      <text:p text:style-name="P26">#-----------------------------------------------------------------------------</text:p>
      <text:p text:style-name="P26"># Security settings</text:p>
      <text:p text:style-name="P26">#-----------------------------------------------------------------------------</text:p>
      <text:p text:style-name="P26"/>
      <text:p text:style-name="P26"># Enables HTTPS for login page only</text:p>
      <text:p text:style-name="P26">securelogin.enabled=false</text:p>
      <text:p text:style-name="P26"/>
      <text:p text:style-name="P26"># Enable container managed authentication</text:p>
      <text:p text:style-name="P26">authentication.cma.enabled=false</text:p>
      <text:p text:style-name="P26"/>
      <text:p text:style-name="P26"># Enable/disable OpenID (requires Spring Security, will not work with CMA)</text:p>
      <text:p text:style-name="P26"># This can be set to one of three values:</text:p>
      <text:p text:style-name="P26"># - disabled: no OpenID support, no evidence of OpenID in the Web UI</text:p>
      <text:p text:style-name="P26"># - hybrid: <text:s text:c="2"/>allow users to use either password and/or OpenID</text:p>
      <text:p text:style-name="P26"># - only: <text:s text:c="4"/>users must use OpenID only, no password allowed</text:p>
      <text:p text:style-name="P26">authentication.openid=disabled</text:p>
      <text:p text:style-name="P26"/>
      <text:p text:style-name="P26"># Password security settings</text:p>
      <text:p text:style-name="P26">passwds.encryption.enabled=true</text:p>
      <text:p text:style-name="P26">passwds.encryption.algorithm=SHA</text:p>
      <text:p text:style-name="P26"/>
      <text:p text:style-name="P26"># Role name to global permission action mappings</text:p>
      <text:p text:style-name="P26"><text:soft-page-break/>role.names=editor,admin</text:p>
      <text:p text:style-name="P26">role.action.editor=login,comment,weblog</text:p>
      <text:p text:style-name="P26">role.action.admin=login,comment,weblog,admin</text:p>
      <text:p text:style-name="P26"/>
      <text:p text:style-name="P26"># True to give the first user that is registered admin privileges</text:p>
      <text:p text:style-name="P26">users.firstUserAdmin=true</text:p>
      <text:p text:style-name="P26"/>
      <text:p text:style-name="P26"># True to enable HTML sanitization for all content published by webloggers</text:p>
      <text:p text:style-name="P26">weblogAdminsUntrusted=false</text:p>
      <text:p text:style-name="P26"/>
      <text:p text:style-name="P26"># Normally, for security purposes Roller keeps usernames private and the user</text:p>
      <text:p text:style-name="P26"># getUserName() method in templates actually returns the user's sceenname.</text:p>
      <text:p text:style-name="P26"># If you want templates to have access to real usernames, set this to false.</text:p>
      <text:p text:style-name="P26">user.privateUserNames=true</text:p>
      <text:p text:style-name="P26"/>
      <text:p text:style-name="P26"># Enable scheme enforcement?</text:p>
      <text:p text:style-name="P26"># Scheme enforcement ensures that specific URLs are viewed only via HTTPS</text:p>
      <text:p text:style-name="P26">schemeenforcement.enabled=false</text:p>
      <text:p text:style-name="P26"/>
      <text:p text:style-name="P26"># URL patterns that require HTTPS</text:p>
      <text:p text:style-name="P26">schemeenforcement.https.urls=/roller_j_security_check,\</text:p>
      <text:p text:style-name="P26">/roller-ui/login-redirect.jsp,\</text:p>
      <text:p text:style-name="P26">/roller-ui/login.rol,\</text:p>
      <text:p text:style-name="P26">/roller-ui/register.rol,/roller-ui/register!save.rol,\</text:p>
      <text:p text:style-name="P26">/roller-ui/profile.rol,/roller-ui/profile!save.rol,\</text:p>
      <text:p text:style-name="P26">/roller-ui/admin/userAdmin.rol,\</text:p>
      <text:p text:style-name="P26">/roller-ui/admin/createUser.rol,/roller-ui/admin/createUser!save.rol,\</text:p>
      <text:p text:style-name="P26">/roller-ui/authoring/userdata,\</text:p>
      <text:p text:style-name="P26">/roller-ui/authoring/membersInvite.rol,/roller-ui/authoring/membersInvite!save.rol</text:p>
      <text:p text:style-name="P26"/>
      <text:p text:style-name="P26">#----------------------------------</text:p>
      <text:p text:style-name="P26"># Single-Sign-On</text:p>
      <text:p text:style-name="P26"/>
      <text:p text:style-name="P26"># Enables Roller to behave differently when registering new users</text:p>
      <text:p text:style-name="P26"># in an SSO-enabled environment. You must configure security.xml appropriately.</text:p>
      <text:p text:style-name="P26">users.sso.enabled=false</text:p>
      <text:p text:style-name="P26"/>
      <text:p text:style-name="P26"># Set these properties for a custom LDAP schema (optional)</text:p>
      <text:p text:style-name="P26">#users.sso.registry.ldap.attributes.name=cn</text:p>
      <text:p text:style-name="P26">#users.sso.registry.ldap.attributes.email=mail</text:p>
      <text:p text:style-name="P26">#users.sso.registry.ldap.attributes.locale=locale</text:p>
      <text:p text:style-name="P26">#users.sso.registry.ldap.attributes.timezone=timezone</text:p>
      <text:p text:style-name="P26"/>
      <text:p text:style-name="P26"># If you don't want user credentials from LDAP/etc to be stored in Roller</text:p>
      <text:p text:style-name="P26"># (possibly in clear-text) leave this alone, otherwise set to true.</text:p>
      <text:p text:style-name="P26"># i.e. you would like a backup auth mechanism in case LDAP is down.</text:p>
      <text:p text:style-name="P26">users.sso.passwords.save=false</text:p>
      <text:p text:style-name="P26"/>
      <text:p text:style-name="P26"># if you don't want passwords stored in DB, set this to the default value.</text:p>
      <text:p text:style-name="P26">users.sso.passwords.defaultValue=&lt;unknown&gt;</text:p>
      <text:p text:style-name="P26"/>
      <text:p text:style-name="P26">users.sso.autoProvision.enabled=false</text:p>
      <text:p text:style-name="P26">users.sso.autoProvision.className=\</text:p>
      <text:p text:style-name="P26">org.apache.roller.weblogger.ui.core.security.BasicUserAutoProvision</text:p>
      <text:p text:style-name="P26"/>
      <text:p text:style-name="P26"/>
      <text:p text:style-name="P26">#-----------------------------------------------------------------------------</text:p>
      <text:p text:style-name="P26"># Rendering system</text:p>
      <text:p text:style-name="P26">#-----------------------------------------------------------------------------</text:p>
      <text:p text:style-name="P26"/>
      <text:p text:style-name="P26"># Are the old pre-3.0 models and macros enabled?</text:p>
      <text:p text:style-name="P26">rendering.legacyModels.enabled=false</text:p>
      <text:p text:style-name="P26"/>
      <text:p text:style-name="P26"># The set of default Roller renderer factories.</text:p>
      <text:p text:style-name="P26">rendering.rollerRendererFactories=\</text:p>
      <text:p text:style-name="P26">org.apache.roller.weblogger.ui.rendering.velocity.VelocityRendererFactory</text:p>
      <text:p text:style-name="P26"/>
      <text:p text:style-name="P26"># List of available template languages</text:p>
      <text:p text:style-name="P26">rendering.templateLanguages=velocity</text:p>
      <text:p text:style-name="P26"/>
      <text:p text:style-name="P26"># The set of user defined renderer factories. <text:s/>These are prepended to the list above.</text:p>
      <text:p text:style-name="P26">rendering.userRendererFactories=</text:p>
      <text:p text:style-name="P26"/>
      <text:p text:style-name="P26"># The set of default Roller request mappers</text:p>
      <text:p text:style-name="P26">rendering.rollerRequestMappers=\</text:p>
      <text:p text:style-name="P26">org.apache.roller.weblogger.ui.rendering.WeblogRequestMapper</text:p>
      <text:p text:style-name="P26"><text:soft-page-break/></text:p>
      <text:p text:style-name="P26"># The set of user defined request mappers. <text:s/>These are prepended to the list above.</text:p>
      <text:p text:style-name="P26">rendering.userRequestMappers=</text:p>
      <text:p text:style-name="P26"/>
      <text:p text:style-name="P26"># Url path elements which can NEVER be considered a weblog url</text:p>
      <text:p text:style-name="P26"># each represents a url at the application root, i.e. /&lt;elem&gt;/*</text:p>
      <text:p text:style-name="P26">rendering.weblogMapper.rollerProtectedUrls=\</text:p>
      <text:p text:style-name="P26">roller-ui,images,theme,themes,CommentAuthenticatorServlet,\</text:p>
      <text:p text:style-name="P26">index.jsp,favicon.ico,robots.txt,\</text:p>
      <text:p text:style-name="P26">page,flavor,rss,atom,language,search,comments,rsd,resource,xmlrpc,planetrss</text:p>
      <text:p text:style-name="P26"/>
      <text:p text:style-name="P26"># Set of user defined protected urls. <text:s/>These are added to the set above.</text:p>
      <text:p text:style-name="P26">rendering.weblogMapper.userProtectedUrls=</text:p>
      <text:p text:style-name="P26"/>
      <text:p text:style-name="P26"># Set of models to be made available for weblog page rendering</text:p>
      <text:p text:style-name="P26">rendering.pageModels=\</text:p>
      <text:p text:style-name="P26">org.apache.roller.weblogger.ui.rendering.model.Page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models to be made available for weblog feed rendering</text:p>
      <text:p text:style-name="P26">rendering.feedModels=\</text:p>
      <text:p text:style-name="P26">org.apache.roller.weblogger.ui.rendering.model.Feed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
      <text:p text:style-name="P26"># Set of models to be made available for weblog search rendering</text:p>
      <text:p text:style-name="P26">rendering.searchModels=\</text:p>
      <text:p text:style-name="P26">org.apache.roller.weblogger.ui.rendering.model.SearchResults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models to be made available for weblog page *preview* rendering</text:p>
      <text:p text:style-name="P26"># NOTE: this *does* have some differences between the pageModels</text:p>
      <text:p text:style-name="P26">rendering.previewModels=\</text:p>
      <text:p text:style-name="P26">org.apache.roller.weblogger.ui.rendering.model.PreviewPageModel,\</text:p>
      <text:p text:style-name="P26">org.apache.roller.weblogger.ui.rendering.model.ConfigModel,\</text:p>
      <text:p text:style-name="P26">org.apache.roller.weblogger.ui.rendering.model.UtilitiesModel,\</text:p>
      <text:p text:style-name="P26">org.apache.roller.weblogger.ui.rendering.model.Preview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page models specifically for site-wide rendering</text:p>
      <text:p text:style-name="P26">rendering.siteModels=\</text:p>
      <text:p text:style-name="P26">org.apache.roller.weblogger.ui.rendering.model.SiteModel,\</text:p>
      <text:p text:style-name="P26">org.apache.roller.weblogger.ui.rendering.model.PlanetModel</text:p>
      <text:p text:style-name="P26"/>
      <text:p text:style-name="P26"/>
      <text:p text:style-name="P26"># Velocity settings</text:p>
      <text:p text:style-name="P26">velocity.properties=/WEB-INF/velocity.properties</text:p>
      <text:p text:style-name="P26"/>
      <text:p text:style-name="P26"># Old velocity macro libraries</text:p>
      <text:p text:style-name="P26">velocity.oldMacroLibraries=\</text:p>
      <text:p text:style-name="P26">deprecated/roller.vm,deprecated/bookmark.vm,deprecated/comments.vm,\</text:p>
      <text:p text:style-name="P26">deprecated/navbar.vm,deprecated/newsfeed.vm,deprecated/referer.vm,\</text:p>
      <text:p text:style-name="P26">deprecated/atommacros.vm,deprecated/rssmacros.vm,deprecated/user.vm,\</text:p>
      <text:p text:style-name="P26">deprecated/weblog.vm,deprecated/website.vm</text:p>
      <text:p text:style-name="P26"/>
      <text:p text:style-name="P26"/>
      <text:p text:style-name="P26"/>
      <text:p text:style-name="P12">#-----------------------------------------------------------------------------</text:p>
      <text:p text:style-name="P26"># Weblog ping system</text:p>
      <text:p text:style-name="P26">#-----------------------------------------------------------------------------</text:p>
      <text:p text:style-name="P26"/>
      <text:p text:style-name="P26"># The number of attempts to try to reach a ping target before refusing to </text:p>
      <text:p text:style-name="P26"># requeue it for further retrials. If absent, this defaults to 3.</text:p>
      <text:p text:style-name="P26">pings.maxPingAttempts=3</text:p>
      <text:p text:style-name="P26"/>
      <text:p text:style-name="P26"># The interval between ping queue processing runs in minutes. <text:s/>Must be between </text:p>
      <text:p text:style-name="P26"># 0 and 120. If set to 0, ping queue processing is disabled on this server; </text:p>
      <text:p text:style-name="P26"># this is for clustered environments. Make sure it is nonzero on one host in </text:p>
      <text:p text:style-name="P26"># a cluster. <text:s/>Don't use the value 0 here to disable ping functionality, you </text:p>
      <text:p text:style-name="P26"># will instead get an infinitely growing ping queue. <text:s/>See the documentation on </text:p>
      <text:p text:style-name="P26"># the properties below to disable ping functionality if you need to.</text:p>
      <text:p text:style-name="P26"># If absent, this defaults to 5.</text:p>
      <text:p text:style-name="P26">pings.queueProcessingIntervalMins=5</text:p>
      <text:p text:style-name="P26"/>
      <text:p text:style-name="P26"># The set of initial common ping targets. <text:s/>This is used to initialize the </text:p>
      <text:p text:style-name="P26"># database if there are no common ping targets at startup. <text:s/>Ping targets are </text:p>
      <text:p text:style-name="P26"># specified as a comma-separated list, each target in the form {{name}{url}}. <text:s/></text:p>
      <text:p text:style-name="P26"># To disable initialization of common ping targets, comment this out, or set it</text:p>
      <text:p text:style-name="P26"># to the empty value. <text:s/>Common targets can be edited in the UI; this is just </text:p>
      <text:p text:style-name="P26"># used to set up some typical ones.</text:p>
      <text:p text:style-name="P26">pings.initialCommonTargets=\</text:p>
      <text:p text:style-name="P26">{{Technorati}{http://rpc.technorati.com/rpc/ping}}\</text:p>
      <text:p text:style-name="P26">,{{Weblogs.com}{http://rpc.weblogs.com/RPC2}}\</text:p>
      <text:p text:style-name="P26">,{{blo.gs}{http://ping.blo.gs/}}\</text:p>
      <text:p text:style-name="P26">,{{java.blogs}{http://javablogs.com/xmlrpc}}\</text:p>
      <text:p text:style-name="P26">,{{blogrolling.com}{http://rpc.blogrolling.com/pinger/}}\</text:p>
      <text:p text:style-name="P26">,{{IceRocket}{http://rpc.icerocket.com:10080/}}</text:p>
      <text:p text:style-name="P26"/>
      <text:p text:style-name="P26"># Specify variant options for known buggy ping targets.</text:p>
      <text:p text:style-name="P26">pings.variantOptions={{http://rpc.icerocket.com:10080/}{noname}}</text:p>
      <text:p text:style-name="P26"/>
      <text:p text:style-name="P26"/>
      <text:p text:style-name="P26"># This controls whether users are allowed to add custom ping targets. <text:s/></text:p>
      <text:p text:style-name="P26"># Set this to false to disallow adding custom targets; if false, the </text:p>
      <text:p text:style-name="P26"># Weblog:Custom Ping Targets menu item will not appear and associated actions </text:p>
      <text:p text:style-name="P26"># will result in access denied messages. <text:s/>Leave this false or commented for </text:p>
      <text:p text:style-name="P26"># normal behavior. </text:p>
      <text:p text:style-name="P26"># CAUTION: Setting this to true will cause the server to remove all users' </text:p>
      <text:p text:style-name="P26"># existing custom targets on startup.</text:p>
      <text:p text:style-name="P26">pings.disallowCustomTargets=false</text:p>
      <text:p text:style-name="P26"/>
      <text:p text:style-name="P26"># This controls whether the Weblog:Pings menu item and its associated actions </text:p>
      <text:p text:style-name="P26"># are enabled. <text:s/>Set this to false to disallow users from configuring autopings </text:p>
      <text:p text:style-name="P26"># and doing manual pings. <text:s/>If absent, this defaults to true.</text:p>
      <text:p text:style-name="P26"># NOTE: There is a separate runtime property (configurable from the </text:p>
      <text:p text:style-name="P26"># Admin:Configuration page, that can be used to suspend ping processing without </text:p>
      <text:p text:style-name="P26"># disabling the UI.</text:p>
      <text:p text:style-name="P26"># CAUTION: Setting this to true will cause the server to remove all users' </text:p>
      <text:p text:style-name="P26"># existing autoping configurations on startup. Leave this false or commented </text:p>
      <text:p text:style-name="P26"># for normal behavior.</text:p>
      <text:p text:style-name="P26">pings.disablePingUsage=false</text:p>
      <text:p text:style-name="P26"/>
      <text:p text:style-name="P26"># Setting both pings.disallowCustomTarget=true and pings.disablePingUsage=true </text:p>
      <text:p text:style-name="P26"># will effectively disable the ping functionality.</text:p>
      <text:p text:style-name="P26"/>
      <text:p text:style-name="P26"># This is used for debugging the ping mechanism in Roller. <text:s/>If this is set </text:p>
      <text:p text:style-name="P26"># to true, pings that would normally be sent will cause log messages to be sent </text:p>
      <text:p text:style-name="P26"># but will NOT actually result in real pings being sent. <text:s/>Leave this false or </text:p>
      <text:p text:style-name="P26"># commented for normal behavior.</text:p>
      <text:p text:style-name="P26">pings.logOnly=false</text:p>
      <text:p text:style-name="P26"/>
      <text:p text:style-name="P26"/>
      <text:p text:style-name="P26">#-----------------------------------------------------------------------------</text:p>
      <text:p text:style-name="P26"># Pluggable backend, page and editor plugins</text:p>
      <text:p text:style-name="P26">#-----------------------------------------------------------------------------</text:p>
      <text:p text:style-name="P26"/>
      <text:p text:style-name="P26"># Backend Provider</text:p>
      <text:p text:style-name="P26">weblogger.provider.class=org.apache.roller.weblogger.business.GuiceWebloggerProvider</text:p>
      <text:p text:style-name="P26"/>
      <text:p text:style-name="P26"># Backend Guice module</text:p>
      <text:p text:style-name="P26">guice.backend.module=org.apache.roller.weblogger.business.jpa.JPAWebloggerModule</text:p>
      <text:p text:style-name="P26"/>
      <text:p text:style-name="P26">#---------------------------------</text:p>
      <text:p text:style-name="P26"><text:soft-page-break/># Weblog entry plugins</text:p>
      <text:p text:style-name="P26"/>
      <text:p text:style-name="P26">plugins.page=\</text:p>
      <text:p text:style-name="P26">org.apache.roller.weblogger.business.plugins.entry.ConvertLineBreaksPlugin \</text:p>
      <text:p text:style-name="P26">,org.apache.roller.weblogger.business.plugins.entry.TopicTagPlugin \</text:p>
      <text:p text:style-name="P26">,org.apache.roller.weblogger.business.plugins.entry.ObfuscateEmailPlugin \</text:p>
      <text:p text:style-name="P26">,org.apache.roller.weblogger.business.plugins.entry.SmileysPlugin </text:p>
      <text:p text:style-name="P26">#,org.apache.roller.weblogger.business.plugins.entry.WikipediaLinkPlugin \</text:p>
      <text:p text:style-name="P26">#,org.apache.roller.weblogger.business.plugins.entry.GoogleLinkPlugin \</text:p>
      <text:p text:style-name="P26">#,org.apache.roller.weblogger.business.plugins.entry.AcronymsPlugin \</text:p>
      <text:p text:style-name="P26">#,org.apache.roller.weblogger.business.plugins.entry.BookmarkPlugin</text:p>
      <text:p text:style-name="P26"/>
      <text:p text:style-name="P26"># The list of configured WeblogEntryEditors available to users</text:p>
      <text:p text:style-name="P26">plugins.weblogEntryEditors=\</text:p>
      <text:p text:style-name="P26">org.apache.roller.weblogger.ui.core.plugins.TextEditor,\</text:p>
      <text:p text:style-name="P26">org.apache.roller.weblogger.ui.core.plugins.XinhaEditor</text:p>
      <text:p text:style-name="P26"/>
      <text:p text:style-name="P26"># The "id" of the default editor to use. NOT the class name</text:p>
      <text:p text:style-name="P26">plugins.defaultEditor=editor-text.jsp</text:p>
      <text:p text:style-name="P26"/>
      <text:p text:style-name="P26"># Default weblog editor</text:p>
      <text:p text:style-name="P26"># The list of available editors is in rollerRuntimeConfigDefs.xml</text:p>
      <text:p text:style-name="P26">newweblog.editor=editor-text.jsp</text:p>
      <text:p text:style-name="P26"/>
      <text:p text:style-name="P26"># Optional site-wide customization settings for the TopicTag plugin.</text:p>
      <text:p text:style-name="P26"># n.b. these default settings match the coded default values that would be </text:p>
      <text:p text:style-name="P26"># applied if these were omitted.</text:p>
      <text:p text:style-name="P26">plugins.topictag.defaultTopicBookmarkName=Default Topic Site</text:p>
      <text:p text:style-name="P26">plugins.topictag.defaultTopicSite=http://www.technorati.com/tag</text:p>
      <text:p text:style-name="P26">plugins.topictag.tagRegexWithBookmark=topic:\\{(.*?)\\}\\[(.*?)\\]</text:p>
      <text:p text:style-name="P26">plugins.topictag.tagRegexWithoutBookmark=topic:\\[(.*?)\\]</text:p>
      <text:p text:style-name="P26">plugins.topictag.linkFormatString=&lt;a rel=\"tag\" href=\"{0}{1}\"&gt;{2}&lt;/a&gt;</text:p>
      <text:p text:style-name="P26"/>
      <text:p text:style-name="P26"># Set to true to allow only default topic tag site (and avoid costly bookmark queries)</text:p>
      <text:p text:style-name="P26">plugins.topictag.ignoreBookmarks=true</text:p>
      <text:p text:style-name="P26"/>
      <text:p text:style-name="P26"/>
      <text:p text:style-name="P26">#-----------------------------------------------------------------------------</text:p>
      <text:p text:style-name="P26"># Log4j logging settings</text:p>
      <text:p text:style-name="P26">#-----------------------------------------------------------------------------</text:p>
      <text:p text:style-name="P26"/>
      <text:p text:style-name="P26">log4j.rootCategory=INFO, roller</text:p>
      <text:p text:style-name="P26"/>
      <text:p text:style-name="P26">log4j.appender.roller=org.apache.log4j.DailyRollingFileAppender</text:p>
      <text:p text:style-name="P26">log4j.appender.roller.File=${catalina.base}/logs/roller.log</text:p>
      <text:p text:style-name="P26">log4j.appender.roller.layout=org.apache.log4j.PatternLayout</text:p>
      <text:p text:style-name="P26">log4j.appender.roller.layout.ConversionPattern=%-5p %d{yyyy-MM-dd HH:mm:ss,SSS} %C{1}:%M - %m%n</text:p>
      <text:p text:style-name="P26"/>
      <text:p text:style-name="P26"># Roller code. Options are: DEBUG, INFO, WARN, ERROR, FATAL</text:p>
      <text:p text:style-name="P26">log4j.category.org.apache.roller=INFO</text:p>
      <text:p text:style-name="P26">log4j.category.net.java.roller=INFO</text:p>
      <text:p text:style-name="P26"/>
      <text:p text:style-name="P26"># Roller dependent libraries</text:p>
      <text:p text:style-name="P26">log4j.category.org.apache.struts2=WARN</text:p>
      <text:p text:style-name="P26">log4j.category.org.apache.tiles=WARN</text:p>
      <text:p text:style-name="P26">log4j.category.com.opensymphony.xwork2=WARN</text:p>
      <text:p text:style-name="P26">log4j.category.org.springframework=WARN</text:p>
      <text:p text:style-name="P26">log4j.category.org.springframework.security=ERROR</text:p>
      <text:p text:style-name="P26">log4j.category.org.hibernate=WARN</text:p>
      <text:p text:style-name="P26"/>
      <text:p text:style-name="P26"># the struts2 file upload stuff has some overly verbose messaging</text:p>
      <text:p text:style-name="P26">log4j.category.org.apache.struts2.interceptor.FileUploadInterceptor=ERROR</text:p>
      <text:p text:style-name="P26"/>
      <text:p text:style-name="P26"># Velocity talks *way* too much, so set it to log only FATAL problems</text:p>
      <text:p text:style-name="P26">log4j.category.org.apache.velocity=FATAL</text:p>
      <text:p text:style-name="P26"/>
      <text:p text:style-name="P26"># Roller extras</text:p>
      <text:p text:style-name="P26">log4j.category.com.ecyrd.jspwiki=ERROR</text:p>
      <text:p text:style-name="P26">log4j.category.com.opensymphony.oscache=ERROR</text:p>
      <text:p text:style-name="P26">log4j.category.com.danga.MemCached=WARN</text:p>
      <text:p text:style-name="P26"/>
      <text:p text:style-name="P26"># Ask OpenJPA to log to Log4J via Apache Commons Logging</text:p>
      <text:p text:style-name="P26">openjpa.Log=commons</text:p>
      <text:p text:style-name="P26">log4j.category.openjpa.Tool=WARN</text:p>
      <text:p text:style-name="P26">log4j.category.openjpa.Runtime=WARN</text:p>
      <text:p text:style-name="P26">log4j.category.openjpa.Remote=WARN</text:p>
      <text:p text:style-name="P26"><text:soft-page-break/>log4j.category.openjpa.DataCache=WARN</text:p>
      <text:p text:style-name="P26">log4j.category.openjpa.MetaData=WARN</text:p>
      <text:p text:style-name="P26">log4j.category.openjpa.Enhance=WARN</text:p>
      <text:p text:style-name="P26">log4j.category.openjpa.Query=WARN</text:p>
      <text:p text:style-name="P26">log4j.category.openjpa.jdbc.SQL=WARN</text:p>
      <text:p text:style-name="P26">log4j.category.openjpa.jdbc.JDBC=WARN</text:p>
      <text:p text:style-name="P26">log4j.category.openjpa.jdbc.Schema=WARN</text:p>
      <text:p text:style-name="P26"/>
      <text:p text:style-name="P26"/>
      <text:p text:style-name="P26">#-----------------------------------------------------------------------------</text:p>
      <text:p text:style-name="P26"># Other settings</text:p>
      <text:p text:style-name="P26">#-----------------------------------------------------------------------------</text:p>
      <text:p text:style-name="P26"/>
      <text:p text:style-name="P26"># Values of the properties in this list get system property expansion </text:p>
      <text:p text:style-name="P26"># applied to them when loaded.</text:p>
      <text:p text:style-name="P26">config.expandedProperties=uploads.dir,search.index.dir</text:p>
      <text:p text:style-name="P26"/>
      <text:p text:style-name="P26"># True to enable history in Atom feeds with next/prev links</text:p>
      <text:p text:style-name="P26">site.newsfeeds.history.enabled=false</text:p>
      <text:p text:style-name="P26"/>
      <text:p text:style-name="P26"># Some folks consider remember-me type functionality to be a security</text:p>
      <text:p text:style-name="P26">rememberme.enabled=true</text:p>
      <text:p text:style-name="P26"/>
      <text:p text:style-name="P26"># You might want to disable GZIP if your app server already supports it</text:p>
      <text:p text:style-name="P26">compression.gzipResponse.enabled=true</text:p>
      <text:p text:style-name="P26"/>
      <text:p text:style-name="P26"># specifies the max number of tags allowed in URL ( /feed?tags=foo+bar+baz )</text:p>
      <text:p text:style-name="P26">tags.queries.maxIntersectionSize=3</text:p>
      <text:p text:style-name="P26"/>
      <text:p text:style-name="P26"># Characters to be allowed in user names (change at your own risk)</text:p>
      <text:p text:style-name="P26">username.allowedChars=A-Za-z0-9</text:p>
      <text:p text:style-name="P26"/>
      <text:p text:style-name="P26"># weblog entry editor</text:p>
      <text:p text:style-name="P26">weblogentry.editor.showFullPermalink=true</text:p>
      <text:p text:style-name="P26"/>
      <text:p text:style-name="P26"># editor theme to be used (corresponds to directory name under /theme)</text:p>
      <text:p text:style-name="P26">editor.theme=tan</text:p>
      <text:p text:style-name="P26"/>
      <text:p text:style-name="P26"># list of links to include in root bookmark folder of each new blog</text:p>
      <text:p text:style-name="P26"># format is like so: linktitle2|linkurl2,linktitle2|linkurl2,linktitle3|linkurl3</text:p>
      <text:p text:style-name="P26">newuser.blogroll=\</text:p>
      <text:p text:style-name="P26">Dave Johnson|http://rollerweblogger.org/roller,\</text:p>
      <text:p text:style-name="P26">Matt Raible|http://raibledesigns.com/page/rd,\</text:p>
      <text:p text:style-name="P26">Lance Lavandowska|http://rollerweblogger.org/lance,\</text:p>
      <text:p text:style-name="P26">Elias Torres|http://torrez.us/,\</text:p>
      <text:p text:style-name="P26">Jeff Blattman|http://blogs.sun.com/jtb,\</text:p>
      <text:p text:style-name="P26">blogs.sun.com|http://blogs.sun.com,\</text:p>
      <text:p text:style-name="P26">jroller.com|http://jroller.com</text:p>
      <text:p text:style-name="P26"/>
      <text:p text:style-name="P26"># comma-separated list of top-level categories to be created in each new weblog</text:p>
      <text:p text:style-name="P26">newuser.categories=General,Status,Java,Music,Politics</text:p>
      <text:p text:style-name="P26"/>
      <text:p text:style-name="P26"/>
      <text:p text:style-name="P26">#-----------------------------------------------------------------------------</text:p>
      <text:p text:style-name="P26"># Experimental, deprecated and "undocumented" settings</text:p>
      <text:p text:style-name="P26">#-----------------------------------------------------------------------------</text:p>
      <text:p text:style-name="P26"/>
      <text:p text:style-name="P26"># Enable an Export page that allows users to export entries and media files</text:p>
      <text:p text:style-name="P26"># for a format that is compatible with Movable Type and Wordpress.</text:p>
      <text:p text:style-name="P26">weblog.export.enabled=false</text:p>
      <text:p text:style-name="P26"/>
      <text:p text:style-name="P26"># Atom-like Admin Publishing Protocol (AAPP) - this is an experimental admin</text:p>
      <text:p text:style-name="P26"># protocol based on ideas from the Atom protocol. </text:p>
      <text:p text:style-name="P26"># Intended only for interoperability testing. DO NOT ENABLE IN PRODUCTION!</text:p>
      <text:p text:style-name="P26">webservices.adminprotocol.enabled=false</text:p>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 Grande" svg:font-family="'Lucida Grande'"/>
    <style:font-face style:name="Lucidasans1" svg:font-family="Lucidasans"/>
    <style:font-face style:name="OpenSymbol" svg:font-family="OpenSymbol"/>
    <style:font-face style:name="StarSymbol1" svg:font-family="StarSymbol"/>
    <style:font-face style:name="Courier New" svg:font-family="'Courier New'" style:font-pitch="fixed"/>
    <style:font-face style:name="Courier" svg:font-family="Courier" style:font-family-generic="modern"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0.0346in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4</text:page-number></text:p>
      </style:footer>
    </style:master-page>
    <style:master-page style:name="OpenDS_20_Body_20_Page" style:display-name="OpenDS Body Page" style:page-layout-name="Mpm5">
      <style:footer>
        <text:p text:style-name="MP1"><text:title/><text:tab/><text:page-number text:select-page="current">4</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4</text:page-number></text:p>
      </style:footer>
    </style:master-page>
    <style:master-page style:name="OpenDS_20_License_20_Page" style:display-name="OpenDS License Page" style:page-layout-name="Mpm6">
      <style:footer>
        <text:p text:style-name="MP1"><text:title/><text:tab/><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7$Build-3</meta:generator>
    <meta:creation-date>2007-07-06T11:18:20</meta:creation-date>
    <dc:date>2012-05-21T21:35:33</dc:date>
    <meta:keyword>OpenDS Directory Server Administration Framework</meta:keyword>
    <dc:language>en-US</dc:language>
    <meta:editing-cycles>123</meta:editing-cycles>
    <meta:editing-duration>P3DT1H44M5S</meta:editing-duration>
    <meta:document-statistic meta:table-count="1" meta:image-count="59" meta:object-count="0" meta:page-count="53" meta:paragraph-count="997" meta:word-count="9212" meta:character-count="71203"/>
    <meta:user-defined meta:name="Info 1"/>
    <meta:user-defined meta:name="Info 2"/>
    <meta:user-defined meta:name="Info 3"/>
    <meta:user-defined meta:name="Info 4"/>
  </office:meta>
</office:document-meta>
</file>